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#F4B084"/>
    </style:style>
    <style:style style:name="ce30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3347222222222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9.96597222222222cm"/>
    </style:style>
    <style:style style:name="co5" style:family="table-column">
      <style:table-column-properties fo:break-before="auto" style:column-width="6.73805555555556cm"/>
    </style:style>
    <style:style style:name="co6" style:family="table-column">
      <style:table-column-properties fo:break-before="auto" style:column-width="2.45180555555556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72861111111111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16pt" style:use-optimal-row-height="true" fo:break-before="auto"/>
    </style:style>
    <style:style style:name="ro3" style:family="table-row">
      <style:table-row-properties style:row-height="101.5pt" style:use-optimal-row-height="true" fo:break-before="auto"/>
    </style:style>
    <style:style style:name="ro4" style:family="table-row">
      <style:table-row-properties style:row-height="87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LoadPlace</text:p>
          </table:table-cell>
          <table:table-cell office:value-type="string" table:style-name="ce3">
            <text:p>UnloadPlace</text:p>
          </table:table-cell>
          <table:table-cell office:value-type="string" table:style-name="ce3">
            <text:p>Fuel station 1</text:p>
          </table:table-cell>
          <table:table-cell office:value-type="string" table:style-name="ce3">
            <text:p>Distance 1</text:p>
          </table:table-cell>
          <table:table-cell office:value-type="string" table:style-name="ce8">
            <text:p>Lamda 1</text:p>
          </table:table-cell>
          <table:table-cell office:value-type="string" table:style-name="ce3">
            <text:p>Fuel station 2</text:p>
          </table:table-cell>
          <table:table-cell office:value-type="string" table:style-name="ce3">
            <text:p>Distance 2</text:p>
          </table:table-cell>
          <table:table-cell office:value-type="string" table:style-name="ce8">
            <text:p>Lamda 2</text:p>
          </table:table-cell>
          <table:table-cell office:value-type="string" table:style-name="ce3">
            <text:p>Fuel station 3</text:p>
          </table:table-cell>
          <table:table-cell office:value-type="string" table:style-name="ce3">
            <text:p>Distance 3</text:p>
          </table:table-cell>
          <table:table-cell office:value-type="string" table:style-name="ce8">
            <text:p>Lamda 3</text:p>
          </table:table-cell>
          <table:table-cell office:value-type="string" table:style-name="ce3">
            <text:p>Fuel station 4</text:p>
          </table:table-cell>
          <table:table-cell office:value-type="string" table:style-name="ce3">
            <text:p>Distance 4</text:p>
          </table:table-cell>
          <table:table-cell office:value-type="string" table:style-name="ce8">
            <text:p>Lamda 4</text:p>
          </table:table-cell>
          <table:table-cell office:value-type="string" table:style-name="ce3">
            <text:p>Fuel station 5</text:p>
          </table:table-cell>
          <table:table-cell office:value-type="string" table:style-name="ce3">
            <text:p>Distance 5</text:p>
          </table:table-cell>
          <table:table-cell office:value-type="string" table:style-name="ce8">
            <text:p>Lamda 5</text:p>
          </table:table-cell>
          <table:table-cell office:value-type="string" table:style-name="ce3">
            <text:p>Fuel station 6</text:p>
          </table:table-cell>
          <table:table-cell office:value-type="string" table:style-name="ce3">
            <text:p>Distance 6</text:p>
          </table:table-cell>
          <table:table-cell office:value-type="string" table:style-name="ce8">
            <text:p>Lamda 6</text:p>
          </table:table-cell>
          <table:table-cell office:value-type="string" table:style-name="ce3">
            <text:p>Fuel station 7</text:p>
          </table:table-cell>
          <table:table-cell office:value-type="string" table:style-name="ce3">
            <text:p>Distance 7</text:p>
          </table:table-cell>
          <table:table-cell office:value-type="string" table:style-name="ce8">
            <text:p>Lamda 7</text:p>
          </table:table-cell>
          <table:table-cell office:value-type="string" table:style-name="ce3">
            <text:p>Fuel station 8</text:p>
          </table:table-cell>
          <table:table-cell office:value-type="string" table:style-name="ce3">
            <text:p>Distance 8</text:p>
          </table:table-cell>
          <table:table-cell office:value-type="string" table:style-name="ce8">
            <text:p>Lamda 8</text:p>
          </table:table-cell>
          <table:table-cell office:value-type="string" table:style-name="ce3">
            <text:p>Fuel station 9</text:p>
          </table:table-cell>
          <table:table-cell office:value-type="string" table:style-name="ce3">
            <text:p>Distance 9</text:p>
          </table:table-cell>
          <table:table-cell office:value-type="string" table:style-name="ce8">
            <text:p>Lamda 9</text:p>
          </table:table-cell>
          <table:table-cell office:value-type="string" table:style-name="ce3">
            <text:p>Fuel station 10</text:p>
          </table:table-cell>
          <table:table-cell office:value-type="string" table:style-name="ce3">
            <text:p>Distance 10</text:p>
          </table:table-cell>
          <table:table-cell office:value-type="string" table:style-name="ce8">
            <text:p>Lamda 10</text:p>
          </table:table-cell>
          <table:table-cell office:value-type="string" table:style-name="ce3">
            <text:p>Fuel station 11</text:p>
          </table:table-cell>
          <table:table-cell office:value-type="string" table:style-name="ce3">
            <text:p>Distance 11</text:p>
          </table:table-cell>
          <table:table-cell office:value-type="string" table:style-name="ce8">
            <text:p>Lamda 11</text:p>
          </table:table-cell>
          <table:table-cell office:value-type="string" table:style-name="ce3">
            <text:p>Fuel station 12</text:p>
          </table:table-cell>
          <table:table-cell office:value-type="string" table:style-name="ce3">
            <text:p>Distance 12</text:p>
          </table:table-cell>
          <table:table-cell office:value-type="string" table:style-name="ce8">
            <text:p>Lamda 12</text:p>
          </table:table-cell>
          <table:table-cell office:value-type="string" table:style-name="ce3">
            <text:p>Fuel station 13</text:p>
          </table:table-cell>
          <table:table-cell office:value-type="string" table:style-name="ce3">
            <text:p>Distance 13</text:p>
          </table:table-cell>
          <table:table-cell office:value-type="string" table:style-name="ce8">
            <text:p>Lamda 13</text:p>
          </table:table-cell>
          <table:table-cell office:value-type="string" table:style-name="ce3">
            <text:p>Fuel station 14</text:p>
          </table:table-cell>
          <table:table-cell office:value-type="string" table:style-name="ce8">
            <text:p>Distance 14</text:p>
          </table:table-cell>
          <table:table-cell office:value-type="string" table:style-name="ce8">
            <text:p>Lamda 14</text:p>
          </table:table-cell>
          <table:table-cell office:value-type="string" table:style-name="ce3">
            <text:p>Fuel station 15</text:p>
          </table:table-cell>
          <table:table-cell office:value-type="string" table:style-name="ce3">
            <text:p>Distance 15</text:p>
          </table:table-cell>
          <table:table-cell office:value-type="string" table:style-name="ce8">
            <text:p>Lamda 15</text:p>
          </table:table-cell>
          <table:table-cell office:value-type="string" table:style-name="ce3">
            <text:p>Fuel station 16</text:p>
          </table:table-cell>
          <table:table-cell office:value-type="string" table:style-name="ce3">
            <text:p>Distance 16</text:p>
          </table:table-cell>
          <table:table-cell office:value-type="string" table:style-name="ce8">
            <text:p>Lamda 16</text:p>
          </table:table-cell>
          <table:table-cell office:value-type="string" table:style-name="ce3">
            <text:p>Fuel station 17</text:p>
          </table:table-cell>
          <table:table-cell office:value-type="string" table:style-name="ce3">
            <text:p>Distance 17</text:p>
          </table:table-cell>
          <table:table-cell office:value-type="string" table:style-name="ce8">
            <text:p>Lamda 17</text:p>
          </table:table-cell>
          <table:table-cell table:number-columns-repeated="16331"/>
        </table:table-row>
        <table:table-row table:style-name="ro2">
          <table:table-cell office:value-type="string" table:style-name="ce4">
            <text:p>Veenendaal</text:p>
          </table:table-cell>
          <table:table-cell office:value-type="string" table:style-name="ce4">
            <text:p>Hamburg</text:p>
          </table:table-cell>
          <table:table-cell office:value-type="string" table:style-name="ce7">
            <text:p>BP Veenendaal (Automaat-trucks)-VEENENDAAL-3905 KZ-NL</text:p>
          </table:table-cell>
          <table:table-cell office:value-type="float" office:value="700" table:style-name="ce4">
            <text:p>700</text:p>
          </table:table-cell>
          <table:table-cell office:value-type="float" office:value="0.98599999999999999" table:formula="of:=1-([.D2]/50000)*1" table:style-name="ce4">
            <text:p>0.986</text:p>
          </table:table-cell>
          <table:table-cell office:value-type="string" table:style-name="ce7">
            <text:p>BP De Poel-EDE GLD-6718 VZ-NL</text:p>
          </table:table-cell>
          <table:table-cell office:value-type="float" office:value="4400" table:style-name="ce4">
            <text:p>4400</text:p>
          </table:table-cell>
          <table:table-cell office:value-type="float" office:value="0.91200000000000003" table:formula="of:=1-([.G2]/50000)*1" table:style-name="ce4">
            <text:p>0.912</text:p>
          </table:table-cell>
          <table:table-cell office:value-type="string" table:style-name="ce7">
            <text:p>BP Express Heteren-Heteren-6666 MA-NL</text:p>
          </table:table-cell>
          <table:table-cell office:value-type="float" office:value="8300" table:style-name="ce4">
            <text:p>8300</text:p>
          </table:table-cell>
          <table:table-cell office:value-type="float" office:value="0.83399999999999996" table:formula="of:=1-([.J2]/50000)*1" table:style-name="ce4">
            <text:p>0.834</text:p>
          </table:table-cell>
          <table:table-cell office:value-type="string" table:style-name="ce7">
            <text:p>BP De Bolder-HOLTEN-7451 NX-NL</text:p>
          </table:table-cell>
          <table:table-cell office:value-type="float" office:value="30" table:style-name="ce4">
            <text:p>30</text:p>
          </table:table-cell>
          <table:table-cell office:value-type="float" office:value="0.99939999999999996" table:formula="of:=1-([.M2]/50000)*1" table:style-name="ce4">
            <text:p>0.9994</text:p>
          </table:table-cell>
          <table:table-cell office:value-type="string" table:style-name="ce34">
            <text:p>Aral Autohof Gyhum, BAB 1/B 71-Gyhum-27404-DE</text:p>
          </table:table-cell>
          <table:table-cell office:value-type="float" office:value="185" table:style-name="ce4">
            <text:p>185</text:p>
          </table:table-cell>
          <table:table-cell office:value-type="float" office:value="0.99629999999999996" table:formula="of:=1-([.P2]/50000)*1" table:style-name="ce4">
            <text:p>0.9963</text:p>
          </table:table-cell>
          <table:table-cell table:number-columns-repeated="9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7" table:style-name="ce4"/>
          <table:table-cell table:number-columns-repeated="16331"/>
        </table:table-row>
        <table:table-row table:style-name="ro2">
          <table:table-cell office:value-type="string" table:style-name="ce4">
            <text:p>Lüneburg</text:p>
          </table:table-cell>
          <table:table-cell office:value-type="string" table:style-name="ce4">
            <text:p>Bolton</text:p>
          </table:table-cell>
          <table:table-cell office:value-type="string" table:style-name="ce7">
            <text:p>ADS-Hagen-58091-DE</text:p>
          </table:table-cell>
          <table:table-cell office:value-type="float" office:value="21000" table:style-name="ce4">
            <text:p>21000</text:p>
          </table:table-cell>
          <table:table-cell office:value-type="float" office:value="0.58000000000000007" table:formula="of:=1-([.D3]/50000)*1" table:style-name="ce4">
            <text:p>0.58</text:p>
          </table:table-cell>
          <table:table-cell office:value-type="string" table:style-name="ce7">
            <text:p>ADS-Duisburg-47139-DE</text:p>
          </table:table-cell>
          <table:table-cell office:value-type="float" office:value="4730" table:style-name="ce4">
            <text:p>4730</text:p>
          </table:table-cell>
          <table:table-cell office:value-type="float" office:value="0.90539999999999998" table:formula="of:=1-([.G3]/50000)*1" table:style-name="ce4">
            <text:p>0.9054</text:p>
          </table:table-cell>
          <table:table-cell office:value-type="string" table:style-name="ce7">
            <text:p>ADS-Krefeld-47809-DE</text:p>
          </table:table-cell>
          <table:table-cell office:value-type="float" office:value="10300" table:style-name="ce4">
            <text:p>10300</text:p>
          </table:table-cell>
          <table:table-cell office:value-type="float" office:value="0.79400000000000004" table:formula="of:=1-([.J3]/50000)*1" table:style-name="ce4">
            <text:p>0.794</text:p>
          </table:table-cell>
          <table:table-cell office:value-type="string" table:style-name="ce7">
            <text:p>BP Marcel Bos (Automaat-trucks)-VENLO-5915 PH-NL</text:p>
          </table:table-cell>
          <table:table-cell office:value-type="float" office:value="4500" table:style-name="ce4">
            <text:p>4500</text:p>
          </table:table-cell>
          <table:table-cell office:value-type="float" office:value="0.91" table:formula="of:=1-([.M3]/50000)*1" table:style-name="ce4">
            <text:p>0.91</text:p>
          </table:table-cell>
          <table:table-cell office:value-type="string" table:style-name="ce7">
            <text:p>BP Zwarte water-VENLO-5916 RP-NL</text:p>
          </table:table-cell>
          <table:table-cell office:value-type="float" office:value="30" table:style-name="ce4">
            <text:p>30</text:p>
          </table:table-cell>
          <table:table-cell office:value-type="float" office:value="0.99939999999999996" table:formula="of:=1-([.P3]/50000)*1" table:style-name="ce4">
            <text:p>0.9994</text:p>
          </table:table-cell>
          <table:table-cell office:value-type="string" table:style-name="ce7">
            <text:p>BP Reijnen-VENLO-5916 RP-NL</text:p>
          </table:table-cell>
          <table:table-cell office:value-type="float" office:value="68" table:style-name="ce4">
            <text:p>68</text:p>
          </table:table-cell>
          <table:table-cell office:value-type="float" office:value="0.99863999999999997" table:formula="of:=1-([.S3]/50000)*1" table:style-name="ce4">
            <text:p>0.99864</text:p>
          </table:table-cell>
          <table:table-cell office:value-type="string" table:style-name="ce7">
            <text:p>G&amp;V ARENDONK-Arendonk-2370-BE</text:p>
          </table:table-cell>
          <table:table-cell office:value-type="float" office:value="159" table:style-name="ce4">
            <text:p>159</text:p>
          </table:table-cell>
          <table:table-cell office:value-type="float" office:value="0.99682000000000004" table:formula="of:=1-([.V3]/50000)*1" table:style-name="ce4">
            <text:p>0.99682</text:p>
          </table:table-cell>
          <table:table-cell office:value-type="string" table:style-name="ce7">
            <text:p>G&amp;V TURNHOUT-TURNHOUT-2300-BE</text:p>
          </table:table-cell>
          <table:table-cell office:value-type="float" office:value="733" table:style-name="ce4">
            <text:p>733</text:p>
          </table:table-cell>
          <table:table-cell office:value-type="float" office:value="0.98533999999999999" table:formula="of:=1-([.Y3]/50000)*1" table:style-name="ce4">
            <text:p>0.98534</text:p>
          </table:table-cell>
          <table:table-cell office:value-type="string" table:style-name="ce7">
            <text:p>GV ZWIJNDRECHT-ZWIJNDRECHT-2070-BE</text:p>
          </table:table-cell>
          <table:table-cell office:value-type="float" office:value="3750" table:style-name="ce4">
            <text:p>3750</text:p>
          </table:table-cell>
          <table:table-cell office:value-type="float" office:value="0.92500000000000004" table:formula="of:=1-([.AB3]/50000)*1" table:style-name="ce4">
            <text:p>0.925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AE3]/50000)*1" table:style-name="ce4">
            <text:p>0.916</text:p>
          </table:table-cell>
          <table:table-cell office:value-type="string" table:style-name="ce34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AH3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AK3]/50000)*1" table:style-name="ce4">
            <text:p>0.95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AN3]/50000)*1" table:style-name="ce4">
            <text:p>0.99908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AQ3]/50000)*1" table:style-name="ce4">
            <text:p>0.9916</text:p>
          </table:table-cell>
          <table:table-cell office:value-type="string" table:style-name="ce7">
            <text:p>Ferrybridge MWSA-KNOTTINGLEY-WF11 0AF-GB</text:p>
          </table:table-cell>
          <table:table-cell office:value-type="float" office:value="630" table:style-name="ce4">
            <text:p>630</text:p>
          </table:table-cell>
          <table:table-cell office:value-type="float" office:value="0.98740000000000006" table:formula="of:=1-([.AT3]/50000)*1" table:style-name="ce4">
            <text:p>0.9874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AW3]/50000)*1" table:style-name="ce4">
            <text:p>0.92</text:p>
          </table:table-cell>
          <table:table-cell table:number-columns-repeated="3" table:style-name="ce4"/>
          <table:table-cell table:number-columns-repeated="16331" table:style-name="ce6"/>
        </table:table-row>
        <table:table-row table:style-name="ro3">
          <table:table-cell office:value-type="string" table:style-name="ce4">
            <text:p>New Rossington</text:p>
          </table:table-cell>
          <table:table-cell office:value-type="string" table:style-name="ce4">
            <text:p>Tilburg</text:p>
          </table:table-cell>
          <table:table-cell office:value-type="string" table:style-name="ce7">
            <text:p>Doncaster MWSA-DONCASTER-DN8 5GS-GB</text:p>
          </table:table-cell>
          <table:table-cell office:value-type="float" office:value="15100" table:style-name="ce4">
            <text:p>15100</text:p>
          </table:table-cell>
          <table:table-cell office:value-type="float" office:value="0.69799999999999995" table:formula="of:=1-([.D4]/50000)*1" table:style-name="ce4">
            <text:p>0.698</text:p>
          </table:table-cell>
          <table:table-cell office:value-type="string" table:style-name="ce7">
            <text:p>Trowell South MWSA-NOTTINGHAM-NG9 3PL-GB</text:p>
          </table:table-cell>
          <table:table-cell office:value-type="float" office:value="34000" table:style-name="ce4">
            <text:p>34000</text:p>
          </table:table-cell>
          <table:table-cell office:value-type="float" office:value="0.31999999999999995" table:formula="of:=1-([.G4]/50000)*1" table:style-name="ce4">
            <text:p>0.32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43" table:style-name="ce4">
            <text:p>443</text:p>
          </table:table-cell>
          <table:table-cell office:value-type="float" office:value="0.99114000000000002" table:formula="of:=1-([.J4]/50000)*1" table:style-name="ce4">
            <text:p>0.99114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93" table:style-name="ce4">
            <text:p>93</text:p>
          </table:table-cell>
          <table:table-cell office:value-type="float" office:value="0.99814000000000003" table:formula="of:=1-([.M4]/50000)*1" table:style-name="ce4">
            <text:p>0.99814</text:p>
          </table:table-cell>
          <table:table-cell office:value-type="string" table:style-name="ce34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P4]/50000)*1" table:style-name="ce4">
            <text:p>0.9914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S4]/50000)*1" table:style-name="ce4">
            <text:p>0.916</text:p>
          </table:table-cell>
          <table:table-cell office:value-type="string" table:style-name="ce7">
            <text:p>GV ZWIJNDRECHT-ZWIJNDRECHT-2070-BE</text:p>
          </table:table-cell>
          <table:table-cell office:value-type="float" office:value="3750" table:style-name="ce4">
            <text:p>3750</text:p>
          </table:table-cell>
          <table:table-cell office:value-type="float" office:value="0.92500000000000004" table:formula="of:=1-([.V4]/50000)*1" table:style-name="ce4">
            <text:p>0.925</text:p>
          </table:table-cell>
          <table:table-cell office:value-type="string" table:style-name="ce7">
            <text:p>G&amp;V MEER-MEER-2321-BE</text:p>
          </table:table-cell>
          <table:table-cell office:value-type="float" office:value="323" table:style-name="ce4">
            <text:p>323</text:p>
          </table:table-cell>
          <table:table-cell office:value-type="float" office:value="0.99353999999999998" table:formula="of:=1-([.Y4]/50000)*1" table:style-name="ce4">
            <text:p>0.99354</text:p>
          </table:table-cell>
          <table:table-cell table:style-name="ce5"/>
          <table:table-cell table:number-columns-repeated="18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4">
          <table:table-cell office:value-type="string" table:style-name="ce4">
            <text:p>Oud Gastel</text:p>
          </table:table-cell>
          <table:table-cell office:value-type="string" table:style-name="ce4">
            <text:p>Dortmund</text:p>
          </table:table-cell>
          <table:table-cell office:value-type="string" table:style-name="ce7">
            <text:p>G&amp;V MEER-MEER-2321-BE</text:p>
          </table:table-cell>
          <table:table-cell office:value-type="float" office:value="5020" table:style-name="ce4">
            <text:p>5020</text:p>
          </table:table-cell>
          <table:table-cell office:value-type="float" office:value="0.89959999999999996" table:formula="of:=1-([.D5]/50000)*1" table:style-name="ce4">
            <text:p>0.8996</text:p>
          </table:table-cell>
          <table:table-cell office:value-type="string" table:style-name="ce7">
            <text:p>BP Reijnen-VENLO-5916 RP-NL</text:p>
          </table:table-cell>
          <table:table-cell office:value-type="float" office:value="68" table:style-name="ce4">
            <text:p>68</text:p>
          </table:table-cell>
          <table:table-cell office:value-type="float" office:value="0.99863999999999997" table:formula="of:=1-([.G5]/50000)*1" table:style-name="ce4">
            <text:p>0.99864</text:p>
          </table:table-cell>
          <table:table-cell office:value-type="string" table:style-name="ce7">
            <text:p>BP Zwarte water-VENLO-5916 RP-NL</text:p>
          </table:table-cell>
          <table:table-cell office:value-type="float" office:value="30" table:style-name="ce4">
            <text:p>30</text:p>
          </table:table-cell>
          <table:table-cell office:value-type="float" office:value="0.99939999999999996" table:style-name="ce4">
            <text:p>0.9994</text:p>
          </table:table-cell>
          <table:table-cell office:value-type="string" table:style-name="ce7">
            <text:p>ADS-Duisburg-47139-DE</text:p>
          </table:table-cell>
          <table:table-cell office:value-type="float" office:value="4730" table:style-name="ce4">
            <text:p>4730</text:p>
          </table:table-cell>
          <table:table-cell office:value-type="float" office:value="0.90539999999999998" table:formula="of:=1-([.M5]/50000)*1" table:style-name="ce4">
            <text:p>0.9054</text:p>
          </table:table-cell>
          <table:table-cell table:number-columns-repeated="12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Sehnde/Höver</text:p>
          </table:table-cell>
          <table:table-cell office:value-type="string" table:style-name="ce4">
            <text:p>Neumünster/Wittorf</text:p>
          </table:table-cell>
          <table:table-cell office:value-type="string" table:style-name="ce7">
            <text:p>Aral Autohof Henstedt-Ulzburg, Rudo-Henstedt-Ulzburg-24558-DE</text:p>
          </table:table-cell>
          <table:table-cell office:value-type="float" office:value="670" table:style-name="ce4">
            <text:p>670</text:p>
          </table:table-cell>
          <table:table-cell office:value-type="float" office:value="0.98660000000000003" table:formula="of:=1-([.D6]/50000)*1" table:style-name="ce4">
            <text:p>0.9866</text:p>
          </table:table-cell>
          <table:table-cell table:number-columns-repeated="21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Lüneburg</text:p>
          </table:table-cell>
          <table:table-cell office:value-type="string" table:style-name="ce4">
            <text:p>Isle of Sheppey</text:p>
          </table:table-cell>
          <table:table-cell office:value-type="string" table:style-name="ce7">
            <text:p>ADS-Hagen-58091-DE</text:p>
          </table:table-cell>
          <table:table-cell office:value-type="float" office:value="21000" table:style-name="ce4">
            <text:p>21000</text:p>
          </table:table-cell>
          <table:table-cell office:value-type="float" office:value="0.58000000000000007" table:formula="of:=1-([.D7]/50000)*1" table:style-name="ce4">
            <text:p>0.58</text:p>
          </table:table-cell>
          <table:table-cell office:value-type="string" table:style-name="ce7">
            <text:p>ADS-Duisburg-47139-DE</text:p>
          </table:table-cell>
          <table:table-cell office:value-type="float" office:value="4730" table:style-name="ce4">
            <text:p>4730</text:p>
          </table:table-cell>
          <table:table-cell office:value-type="float" office:value="0.90539999999999998" table:formula="of:=1-([.G7]/50000)*1" table:style-name="ce4">
            <text:p>0.9054</text:p>
          </table:table-cell>
          <table:table-cell office:value-type="string" table:style-name="ce7">
            <text:p>ADS-Krefeld-47809-DE</text:p>
          </table:table-cell>
          <table:table-cell office:value-type="float" office:value="10300" table:style-name="ce4">
            <text:p>10300</text:p>
          </table:table-cell>
          <table:table-cell office:value-type="float" office:value="0.79400000000000004" table:formula="of:=1-([.J7]/50000)*1" table:style-name="ce4">
            <text:p>0.794</text:p>
          </table:table-cell>
          <table:table-cell office:value-type="string" table:style-name="ce7">
            <text:p>BP Marcel Bos (Automaat-trucks)-VENLO-5915 PH-NL</text:p>
          </table:table-cell>
          <table:table-cell office:value-type="float" office:value="4500" table:style-name="ce4">
            <text:p>4500</text:p>
          </table:table-cell>
          <table:table-cell office:value-type="float" office:value="0.91" table:formula="of:=1-([.M7]/50000)*1" table:style-name="ce4">
            <text:p>0.91</text:p>
          </table:table-cell>
          <table:table-cell office:value-type="string" table:style-name="ce7">
            <text:p>BP Zwarte water-VENLO-5916 RP-NL</text:p>
          </table:table-cell>
          <table:table-cell office:value-type="float" office:value="30" table:style-name="ce4">
            <text:p>30</text:p>
          </table:table-cell>
          <table:table-cell office:value-type="float" office:value="0.99939999999999996" table:formula="of:=1-([.P7]/50000)*1" table:style-name="ce4">
            <text:p>0.9994</text:p>
          </table:table-cell>
          <table:table-cell office:value-type="string" table:style-name="ce7">
            <text:p>BP Reijnen-VENLO-5916 RP-NL</text:p>
          </table:table-cell>
          <table:table-cell office:value-type="float" office:value="68" table:style-name="ce4">
            <text:p>68</text:p>
          </table:table-cell>
          <table:table-cell office:value-type="float" office:value="0.99863999999999997" table:formula="of:=1-([.S7]/50000)*1" table:style-name="ce4">
            <text:p>0.99864</text:p>
          </table:table-cell>
          <table:table-cell office:value-type="string" table:style-name="ce34">
            <text:p>G&amp;V ARENDONK-Arendonk-2370-BE</text:p>
          </table:table-cell>
          <table:table-cell office:value-type="float" office:value="159" table:style-name="ce4">
            <text:p>159</text:p>
          </table:table-cell>
          <table:table-cell office:value-type="float" office:value="0.99682000000000004" table:formula="of:=1-([.V7]/50000)*1" table:style-name="ce4">
            <text:p>0.99682</text:p>
          </table:table-cell>
          <table:table-cell office:value-type="string" table:style-name="ce7">
            <text:p>G&amp;V TURNHOUT-TURNHOUT-2300-BE</text:p>
          </table:table-cell>
          <table:table-cell office:value-type="float" office:value="733" table:style-name="ce4">
            <text:p>733</text:p>
          </table:table-cell>
          <table:table-cell office:value-type="float" office:value="0.98533999999999999" table:formula="of:=1-([.Y7]/50000)*1" table:style-name="ce4">
            <text:p>0.98534</text:p>
          </table:table-cell>
          <table:table-cell office:value-type="string" table:style-name="ce7">
            <text:p>GV ZWIJNDRECHT-ZWIJNDRECHT-2070-BE</text:p>
          </table:table-cell>
          <table:table-cell office:value-type="float" office:value="3750" table:style-name="ce4">
            <text:p>3750</text:p>
          </table:table-cell>
          <table:table-cell office:value-type="float" office:value="0.92500000000000004" table:formula="of:=1-([.AB7]/50000)*1" table:style-name="ce4">
            <text:p>0.925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AE7]/50000)*1" table:style-name="ce4">
            <text:p>0.916</text:p>
          </table:table-cell>
          <table:table-cell office:value-type="string" table:style-name="ce7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AH7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AK7]/50000)*1" table:style-name="ce4">
            <text:p>0.95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AN7]/50000)*1" table:style-name="ce4">
            <text:p>0.99908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AQ7]/50000)*1" table:style-name="ce4">
            <text:p>0.9916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AT7]/50000)*1" table:style-name="ce4">
            <text:p>0.92</text:p>
          </table:table-cell>
          <table:table-cell table:number-columns-repeated="6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Roeselare</text:p>
          </table:table-cell>
          <table:table-cell office:value-type="string" table:style-name="ce4">
            <text:p>Auerbach</text:p>
          </table:table-cell>
          <table:table-cell office:value-type="string" table:style-name="ce7">
            <text:p>G&amp;V IZEGEM-IZEGEM-8870-BE</text:p>
          </table:table-cell>
          <table:table-cell office:value-type="float" office:value="4600" table:style-name="ce4">
            <text:p>4600</text:p>
          </table:table-cell>
          <table:table-cell office:value-type="float" office:value="0.90800000000000003" table:formula="of:=1-([.D8]/50000)*1" table:style-name="ce4">
            <text:p>0.908</text:p>
          </table:table-cell>
          <table:table-cell office:value-type="string" table:style-name="ce7">
            <text:p>GV ARDOOIE-ARDOOIE-8850-BE</text:p>
          </table:table-cell>
          <table:table-cell office:value-type="float" office:value="2400" table:style-name="ce4">
            <text:p>2400</text:p>
          </table:table-cell>
          <table:table-cell office:value-type="float" office:value="0.95199999999999996" table:formula="of:=1-([.G8]/50000)*1" table:style-name="ce4">
            <text:p>0.952</text:p>
          </table:table-cell>
          <table:table-cell office:value-type="string" table:style-name="ce7">
            <text:p>GV MARIAKERKE (GENT)-MARIAKERKE (GENT)-9030-BE</text:p>
          </table:table-cell>
          <table:table-cell office:value-type="float" office:value="7380" table:style-name="ce4">
            <text:p>7380</text:p>
          </table:table-cell>
          <table:table-cell office:value-type="float" office:value="0.85240000000000005" table:formula="of:=1-([.J8]/50000)*1" table:style-name="ce4">
            <text:p>0.8524</text:p>
          </table:table-cell>
          <table:table-cell office:value-type="string" table:style-name="ce7">
            <text:p>G&amp;V ASSE/ZELLIK-Asse/Zellik-1731-BE</text:p>
          </table:table-cell>
          <table:table-cell office:value-type="float" office:value="1350" table:style-name="ce4">
            <text:p>1350</text:p>
          </table:table-cell>
          <table:table-cell office:value-type="float" office:value="0.97299999999999998" table:formula="of:=1-([.M8]/50000)*1" table:style-name="ce4">
            <text:p>0.973</text:p>
          </table:table-cell>
          <table:table-cell office:value-type="string" table:style-name="ce7">
            <text:p>GV BAELEN (LG.)-WELKENRAEDT-4837-BE</text:p>
          </table:table-cell>
          <table:table-cell office:value-type="float" office:value="1200" table:style-name="ce4">
            <text:p>1200</text:p>
          </table:table-cell>
          <table:table-cell office:value-type="float" office:value="0.97599999999999998" table:formula="of:=1-([.P8]/50000)*1" table:style-name="ce4">
            <text:p>0.976</text:p>
          </table:table-cell>
          <table:table-cell office:value-type="string" table:style-name="ce7">
            <text:p>ADS-Troisdorf-53842-DE</text:p>
          </table:table-cell>
          <table:table-cell office:value-type="float" office:value="6200" table:style-name="ce4">
            <text:p>6200</text:p>
          </table:table-cell>
          <table:table-cell office:value-type="float" office:value="0.876" table:formula="of:=1-([.S8]/50000)*1" table:style-name="ce4">
            <text:p>0.876</text:p>
          </table:table-cell>
          <table:table-cell table:number-columns-repeated="6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Tangermünde</text:p>
          </table:table-cell>
          <table:table-cell office:value-type="string" table:style-name="ce4">
            <text:p>Bolton</text:p>
          </table:table-cell>
          <table:table-cell office:value-type="string" table:style-name="ce7">
            <text:p>ADS-Osterweddingen-39171-DE</text:p>
          </table:table-cell>
          <table:table-cell office:value-type="float" office:value="760" table:style-name="ce4">
            <text:p>760</text:p>
          </table:table-cell>
          <table:table-cell office:value-type="float" office:value="0.98480000000000001" table:formula="of:=1-([.D9]/50000)*1" table:style-name="ce4">
            <text:p>0.9848</text:p>
          </table:table-cell>
          <table:table-cell office:value-type="string" table:style-name="ce7">
            <text:p>ADS-Barleben-39179-DE</text:p>
          </table:table-cell>
          <table:table-cell office:value-type="float" office:value="180" table:style-name="ce4">
            <text:p>180</text:p>
          </table:table-cell>
          <table:table-cell office:value-type="float" office:value="0.99639999999999995" table:formula="of:=1-([.G9]/50000)*1" table:style-name="ce4">
            <text:p>0.9964</text:p>
          </table:table-cell>
          <table:table-cell office:value-type="string" table:style-name="ce7">
            <text:p>RUDIGER THORMEIER-Uhrsleben-39343-DE</text:p>
          </table:table-cell>
          <table:table-cell office:value-type="float" office:value="300" table:style-name="ce4">
            <text:p>300</text:p>
          </table:table-cell>
          <table:table-cell office:value-type="float" office:value="0.99399999999999999" table:formula="of:=1-([.J9]/50000)*1" table:style-name="ce4">
            <text:p>0.994</text:p>
          </table:table-cell>
          <table:table-cell office:value-type="string" table:style-name="ce7">
            <text:p>ADS-Duisburg-47139-DE</text:p>
          </table:table-cell>
          <table:table-cell office:value-type="float" office:value="4730" table:style-name="ce4">
            <text:p>4730</text:p>
          </table:table-cell>
          <table:table-cell office:value-type="float" office:value="0.90539999999999998" table:formula="of:=1-([.M9]/50000)*1" table:style-name="ce4">
            <text:p>0.9054</text:p>
          </table:table-cell>
          <table:table-cell office:value-type="string" table:style-name="ce7">
            <text:p>ADS-Krefeld-47809-DE</text:p>
          </table:table-cell>
          <table:table-cell office:value-type="float" office:value="10300" table:style-name="ce4">
            <text:p>10300</text:p>
          </table:table-cell>
          <table:table-cell office:value-type="float" office:value="0.79400000000000004" table:formula="of:=1-([.P9]/50000)*1" table:style-name="ce4">
            <text:p>0.794</text:p>
          </table:table-cell>
          <table:table-cell office:value-type="string" table:style-name="ce7">
            <text:p>BP Marcel Bos (Automaat-trucks)-VENLO-5915 PH-NL</text:p>
          </table:table-cell>
          <table:table-cell office:value-type="float" office:value="4500" table:style-name="ce4">
            <text:p>4500</text:p>
          </table:table-cell>
          <table:table-cell office:value-type="float" office:value="0.91" table:formula="of:=1-([.S9]/50000)*1" table:style-name="ce4">
            <text:p>0.91</text:p>
          </table:table-cell>
          <table:table-cell office:value-type="string" table:style-name="ce7">
            <text:p>BP Zwarte water-VENLO-5916 RP-NL</text:p>
          </table:table-cell>
          <table:table-cell office:value-type="float" office:value="30" table:style-name="ce4">
            <text:p>30</text:p>
          </table:table-cell>
          <table:table-cell office:value-type="float" office:value="0.99939999999999996" table:formula="of:=1-([.V9]/50000)*1" table:style-name="ce4">
            <text:p>0.9994</text:p>
          </table:table-cell>
          <table:table-cell office:value-type="string" table:style-name="ce7">
            <text:p>BP Reijnen-VENLO-5916 RP-NL</text:p>
          </table:table-cell>
          <table:table-cell office:value-type="float" office:value="68" table:style-name="ce4">
            <text:p>68</text:p>
          </table:table-cell>
          <table:table-cell office:value-type="float" office:value="0.99863999999999997" table:formula="of:=1-([.Y9]/50000)*1" table:style-name="ce4">
            <text:p>0.99864</text:p>
          </table:table-cell>
          <table:table-cell office:value-type="string" table:style-name="ce34">
            <text:p>G&amp;V ARENDONK-Arendonk-2370-BE</text:p>
          </table:table-cell>
          <table:table-cell office:value-type="float" office:value="159" table:style-name="ce4">
            <text:p>159</text:p>
          </table:table-cell>
          <table:table-cell office:value-type="float" office:value="0.99682000000000004" table:formula="of:=1-([.AB9]/50000)*1" table:style-name="ce4">
            <text:p>0.99682</text:p>
          </table:table-cell>
          <table:table-cell office:value-type="string" table:style-name="ce7">
            <text:p>G&amp;V TURNHOUT-TURNHOUT-2300-BE</text:p>
          </table:table-cell>
          <table:table-cell office:value-type="float" office:value="733" table:style-name="ce4">
            <text:p>733</text:p>
          </table:table-cell>
          <table:table-cell office:value-type="float" office:value="0.98533999999999999" table:formula="of:=1-([.AE9]/50000)*1" table:style-name="ce4">
            <text:p>0.98534</text:p>
          </table:table-cell>
          <table:table-cell office:value-type="string" table:style-name="ce7">
            <text:p>GV ZWIJNDRECHT-ZWIJNDRECHT-2070-BE</text:p>
          </table:table-cell>
          <table:table-cell office:value-type="float" office:value="3750" table:style-name="ce4">
            <text:p>3750</text:p>
          </table:table-cell>
          <table:table-cell office:value-type="float" office:value="0.92500000000000004" table:formula="of:=1-([.AH9]/50000)*1" table:style-name="ce4">
            <text:p>0.925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AK9]/50000)*1" table:style-name="ce4">
            <text:p>0.916</text:p>
          </table:table-cell>
          <table:table-cell office:value-type="string" table:style-name="ce7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AN9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AQ9]/50000)*1" table:style-name="ce4">
            <text:p>0.95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AT9]/50000)*1" table:style-name="ce4">
            <text:p>0.99908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AW9]/50000)*1" table:style-name="ce4">
            <text:p>0.9916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AZ9]/50000)*1" table:style-name="ce4">
            <text:p>0.92</text:p>
          </table:table-cell>
          <table:table-cell table:number-columns-repeated="16331" table:style-name="ce6"/>
        </table:table-row>
        <table:table-row table:style-name="ro2">
          <table:table-cell office:value-type="string" table:style-name="ce4">
            <text:p>Mönchengladbach</text:p>
          </table:table-cell>
          <table:table-cell office:value-type="string" table:style-name="ce4">
            <text:p>Milton Keynes</text:p>
          </table:table-cell>
          <table:table-cell office:value-type="string" table:style-name="ce7">
            <text:p>BP Marcel Bos (Automaat-trucks)-VENLO-5915 PH-NL</text:p>
          </table:table-cell>
          <table:table-cell office:value-type="float" office:value="4500" table:style-name="ce4">
            <text:p>4500</text:p>
          </table:table-cell>
          <table:table-cell office:value-type="float" office:value="0.91" table:formula="of:=1-([.D10]/50000)*1" table:style-name="ce4">
            <text:p>0.91</text:p>
          </table:table-cell>
          <table:table-cell office:value-type="string" table:style-name="ce7">
            <text:p>BP Zwarte water-VENLO-5916 RP-NL</text:p>
          </table:table-cell>
          <table:table-cell office:value-type="float" office:value="30" table:style-name="ce4">
            <text:p>30</text:p>
          </table:table-cell>
          <table:table-cell office:value-type="float" office:value="0.99939999999999996" table:formula="of:=1-([.G10]/50000)*1" table:style-name="ce4">
            <text:p>0.9994</text:p>
          </table:table-cell>
          <table:table-cell office:value-type="string" table:style-name="ce7">
            <text:p>BP Reijnen-VENLO-5916 RP-NL</text:p>
          </table:table-cell>
          <table:table-cell office:value-type="float" office:value="68" table:style-name="ce4">
            <text:p>68</text:p>
          </table:table-cell>
          <table:table-cell office:value-type="float" office:value="0.99863999999999997" table:formula="of:=1-([.J10]/50000)*1" table:style-name="ce4">
            <text:p>0.99864</text:p>
          </table:table-cell>
          <table:table-cell office:value-type="string" table:style-name="ce34">
            <text:p>G&amp;V ARENDONK-Arendonk-2370-BE</text:p>
          </table:table-cell>
          <table:table-cell office:value-type="float" office:value="159" table:style-name="ce4">
            <text:p>159</text:p>
          </table:table-cell>
          <table:table-cell office:value-type="float" office:value="0.99682000000000004" table:formula="of:=1-([.M10]/50000)*1" table:style-name="ce4">
            <text:p>0.99682</text:p>
          </table:table-cell>
          <table:table-cell office:value-type="string" table:style-name="ce7">
            <text:p>G&amp;V TURNHOUT-TURNHOUT-2300-BE</text:p>
          </table:table-cell>
          <table:table-cell office:value-type="float" office:value="733" table:style-name="ce4">
            <text:p>733</text:p>
          </table:table-cell>
          <table:table-cell office:value-type="float" office:value="0.98533999999999999" table:formula="of:=1-([.P10]/50000)*1" table:style-name="ce4">
            <text:p>0.98534</text:p>
          </table:table-cell>
          <table:table-cell office:value-type="string" table:style-name="ce7">
            <text:p>GV ZWIJNDRECHT-ZWIJNDRECHT-2070-BE</text:p>
          </table:table-cell>
          <table:table-cell office:value-type="float" office:value="3750" table:style-name="ce4">
            <text:p>3750</text:p>
          </table:table-cell>
          <table:table-cell office:value-type="float" office:value="0.92500000000000004" table:formula="of:=1-([.S10]/50000)*1" table:style-name="ce4">
            <text:p>0.925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V10]/50000)*1" table:style-name="ce4">
            <text:p>0.916</text:p>
          </table:table-cell>
          <table:table-cell office:value-type="string" table:style-name="ce7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Y10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AB10]/50000)*1" table:style-name="ce4">
            <text:p>0.95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AE10]/50000)*1" table:style-name="ce4">
            <text:p>0.99908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AH10]/50000)*1" table:style-name="ce4">
            <text:p>0.9916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AK10]/50000)*1" table:style-name="ce4">
            <text:p>0.92</text:p>
          </table:table-cell>
          <table:table-cell table:number-columns-repeated="7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Zottegem</text:p>
          </table:table-cell>
          <table:table-cell office:value-type="string" table:style-name="ce4">
            <text:p>Sittingbourne</text:p>
          </table:table-cell>
          <table:table-cell office:value-type="string" table:style-name="ce7">
            <text:p>GV MARIAKERKE (GENT)-MARIAKERKE (GENT)-9030-BE</text:p>
          </table:table-cell>
          <table:table-cell office:value-type="float" office:value="7380" table:style-name="ce4">
            <text:p>7380</text:p>
          </table:table-cell>
          <table:table-cell office:value-type="float" office:value="0.85240000000000005" table:formula="of:=1-([.D11]/50000)*1" table:style-name="ce4">
            <text:p>0.8524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G11]/50000)*1" table:style-name="ce4">
            <text:p>0.916</text:p>
          </table:table-cell>
          <table:table-cell office:value-type="string" table:style-name="ce34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J11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M11]/50000)*1" table:style-name="ce4">
            <text:p>0.95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P11]/50000)*1" table:style-name="ce4">
            <text:p>0.99908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S11]/50000)*1" table:style-name="ce4">
            <text:p>0.9916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V11]/50000)*1" table:style-name="ce4">
            <text:p>0.92</text:p>
          </table:table-cell>
          <table:table-cell table:number-columns-repeated="3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Biggelswade</text:p>
          </table:table-cell>
          <table:table-cell office:value-type="string" table:style-name="ce4">
            <text:p>Zeewolde</text:p>
          </table:table-cell>
          <table:table-cell office:value-type="string" table:style-name="ce7">
            <text:p>Toddington Services South MWSA-DUNSTABLE-LU5 6HR-GB</text:p>
          </table:table-cell>
          <table:table-cell office:value-type="float" office:value="20000" table:style-name="ce4">
            <text:p>20000</text:p>
          </table:table-cell>
          <table:table-cell office:value-type="float" office:value="0.6" table:formula="of:=1-([.D12]/50000)*1" table:style-name="ce4">
            <text:p>0.6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G12]/50000)*1" table:style-name="ce4">
            <text:p>0.92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J12]/50000)*1" table:style-name="ce4">
            <text:p>0.9916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M12]/50000)*1" table:style-name="ce4">
            <text:p>0.99908</text:p>
          </table:table-cell>
          <table:table-cell office:value-type="string" table:style-name="ce7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P12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S12]/50000)*1" table:style-name="ce4">
            <text:p>0.95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V12]/50000)*1" table:style-name="ce4">
            <text:p>0.916</text:p>
          </table:table-cell>
          <table:table-cell office:value-type="string" table:style-name="ce7">
            <text:p>GV MARIAKERKE (GENT)-MARIAKERKE (GENT)-9030-BE</text:p>
          </table:table-cell>
          <table:table-cell office:value-type="float" office:value="7380" table:style-name="ce4">
            <text:p>7380</text:p>
          </table:table-cell>
          <table:table-cell office:value-type="float" office:value="0.85240000000000005" table:formula="of:=1-([.Y12]/50000)*1" table:style-name="ce4">
            <text:p>0.8524</text:p>
          </table:table-cell>
          <table:table-cell office:value-type="string" table:style-name="ce7">
            <text:p>GV ZWIJNDRECHT-ZWIJNDRECHT-2070-BE</text:p>
          </table:table-cell>
          <table:table-cell office:value-type="float" office:value="3750" table:style-name="ce4">
            <text:p>3750</text:p>
          </table:table-cell>
          <table:table-cell office:value-type="float" office:value="0.92500000000000004" table:formula="of:=1-([.AB12]/50000)*1" table:style-name="ce4">
            <text:p>0.925</text:p>
          </table:table-cell>
          <table:table-cell office:value-type="string" table:style-name="ce7">
            <text:p>G&amp;V MEER-MEER-2321-BE</text:p>
          </table:table-cell>
          <table:table-cell office:value-type="float" office:value="323" table:style-name="ce4">
            <text:p>323</text:p>
          </table:table-cell>
          <table:table-cell office:value-type="float" office:value="0.99353999999999998" table:formula="of:=1-([.AE12]/50000)*1" table:style-name="ce4">
            <text:p>0.99354</text:p>
          </table:table-cell>
          <table:table-cell table:number-columns-repeated="13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style-name="ro2">
          <table:table-cell office:value-type="string" table:style-name="ce4">
            <text:p>Mönchengladbach</text:p>
          </table:table-cell>
          <table:table-cell office:value-type="string" table:style-name="ce4">
            <text:p>Milton Keynes</text:p>
          </table:table-cell>
          <table:table-cell office:value-type="string" table:style-name="ce7">
            <text:p>BP Express Heteren-Heteren-6666 MA-NL</text:p>
          </table:table-cell>
          <table:table-cell office:value-type="float" office:value="520" table:style-name="ce4">
            <text:p>520</text:p>
          </table:table-cell>
          <table:table-cell office:value-type="float" office:value="0.98960000000000004" table:formula="of:=1-([.D13]/50000)*1" table:style-name="ce4">
            <text:p>0.9896</text:p>
          </table:table-cell>
          <table:table-cell office:value-type="string" table:style-name="ce7">
            <text:p>BP Marcel Bos (Automaat-trucks)-VENLO-5915 PH-NL</text:p>
          </table:table-cell>
          <table:table-cell office:value-type="float" office:value="1400" table:style-name="ce4">
            <text:p>1400</text:p>
          </table:table-cell>
          <table:table-cell office:value-type="float" office:value="0.97199999999999998" table:formula="of:=1-([.G13]/50000)*1" table:style-name="ce4">
            <text:p>0.972</text:p>
          </table:table-cell>
          <table:table-cell office:value-type="string" table:style-name="ce7">
            <text:p>G&amp;V ARENDONK-Arendonk-2370-BE</text:p>
          </table:table-cell>
          <table:table-cell office:value-type="float" office:value="159" table:style-name="ce4">
            <text:p>159</text:p>
          </table:table-cell>
          <table:table-cell office:value-type="float" office:value="0.99682000000000004" table:formula="of:=1-([.J13]/50000)*1" table:style-name="ce4">
            <text:p>0.99682</text:p>
          </table:table-cell>
          <table:table-cell office:value-type="string" table:style-name="ce7">
            <text:p>G&amp;V TURNHOUT-TURNHOUT-2300-BE</text:p>
          </table:table-cell>
          <table:table-cell office:value-type="float" office:value="733" table:style-name="ce4">
            <text:p>733</text:p>
          </table:table-cell>
          <table:table-cell office:value-type="float" office:value="0.98533999999999999" table:formula="of:=1-([.M13]/50000)*1" table:style-name="ce4">
            <text:p>0.98534</text:p>
          </table:table-cell>
          <table:table-cell office:value-type="string" table:style-name="ce7">
            <text:p>G&amp;V Oostende-OOSTENDE-8400-BE</text:p>
          </table:table-cell>
          <table:table-cell office:value-type="float" office:value="4200" table:style-name="ce4">
            <text:p>4200</text:p>
          </table:table-cell>
          <table:table-cell office:value-type="float" office:value="0.91600000000000004" table:formula="of:=1-([.P13]/50000)*1" table:style-name="ce4">
            <text:p>0.916</text:p>
          </table:table-cell>
          <table:table-cell office:value-type="string" table:style-name="ce7">
            <text:p>G&amp;V VEURNE-VEURNE-8630-BE</text:p>
          </table:table-cell>
          <table:table-cell office:value-type="float" office:value="430" table:style-name="ce4">
            <text:p>430</text:p>
          </table:table-cell>
          <table:table-cell office:value-type="float" office:value="0.99139999999999995" table:formula="of:=1-([.S13]/50000)*1" table:style-name="ce4">
            <text:p>0.9914</text:p>
          </table:table-cell>
          <table:table-cell office:value-type="string" table:style-name="ce7">
            <text:p>G&amp;V VEURNE-VEURNE-8630-BE</text:p>
          </table:table-cell>
          <table:table-cell office:value-type="float" office:value="2500" table:style-name="ce4">
            <text:p>2500</text:p>
          </table:table-cell>
          <table:table-cell office:value-type="float" office:value="0.95" table:formula="of:=1-([.V13]/50000)*1" table:style-name="ce4">
            <text:p>0.95</text:p>
          </table:table-cell>
          <table:table-cell office:value-type="string" table:style-name="ce7">
            <text:p>BP AIRE DE GRANDE SYNTHE-GRANDE SYNTHE-59760-FR</text:p>
          </table:table-cell>
          <table:table-cell office:value-type="float" office:value="46" table:style-name="ce4">
            <text:p>46</text:p>
          </table:table-cell>
          <table:table-cell office:value-type="float" office:value="0.99907999999999997" table:formula="of:=1-([.Y13]/50000)*1" table:style-name="ce4">
            <text:p>0.99908</text:p>
          </table:table-cell>
          <table:table-cell office:value-type="string" table:style-name="ce7">
            <text:p>BP CALAIS VIRVAL-CALAIS-62100-FR</text:p>
          </table:table-cell>
          <table:table-cell office:value-type="float" office:value="420" table:style-name="ce4">
            <text:p>420</text:p>
          </table:table-cell>
          <table:table-cell office:value-type="float" office:value="0.99160000000000004" table:formula="of:=1-([.AB13]/50000)*1" table:style-name="ce4">
            <text:p>0.9916</text:p>
          </table:table-cell>
          <table:table-cell office:value-type="string" table:style-name="ce7">
            <text:p>BP CALAIS LES DUNES-CALAIS-62000-FR</text:p>
          </table:table-cell>
          <table:table-cell office:value-type="float" office:value="4000" table:style-name="ce4">
            <text:p>4000</text:p>
          </table:table-cell>
          <table:table-cell office:value-type="float" office:value="0.92" table:formula="of:=1-([.AE13]/50000)*1" table:style-name="ce4">
            <text:p>0.92</text:p>
          </table:table-cell>
          <table:table-cell office:value-type="string" table:style-name="ce7">
            <text:p>Toddington Services North MWSA-DUNSTABLE-LU5 6HR-GB</text:p>
          </table:table-cell>
          <table:table-cell office:value-type="float" office:value="100" table:style-name="ce4">
            <text:p>100</text:p>
          </table:table-cell>
          <table:table-cell office:value-type="float" office:value="0.998" table:formula="of:=1-([.AH13]/50000)*1" table:style-name="ce4">
            <text:p>0.998</text:p>
          </table:table-cell>
          <table:table-cell table:number-columns-repeated="10" table:style-name="ce4"/>
          <table:table-cell table:style-name="ce5"/>
          <table:table-cell table:number-columns-repeated="7" table:style-name="ce4"/>
          <table:table-cell table:number-columns-repeated="16331" table:style-name="ce6"/>
        </table:table-row>
        <table:table-row table:number-rows-repeated="1048563" table:style-name="ro5">
          <table:table-cell table:number-columns-repeated="16384"/>
        </table:table-row>
      </table:table>
      <table:table table:name="Results" table:style-name="ta2"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5">
          <table:table-cell table:style-name="ce11"/>
          <table:table-cell table:style-name="ce9"/>
          <table:table-cell table:style-name="ce11"/>
          <table:table-cell office:value-type="string" table:style-name="ce36">
            <text:p>Value = 2837.94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5">
          <table:table-cell office:value-type="string" table:style-name="ce11">
            <text:p>Initial Level of Tank<text:s/></text:p>
          </table:table-cell>
          <table:table-cell office:value-type="string" table:style-name="ce9">
            <text:p>225 L</text:p>
          </table:table-cell>
          <table:table-cell table:style-name="ce9"/>
          <table:table-cell office:value-type="string" table:style-name="ce35">
            <text:p>Objective Value = 2824.02621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5">
          <table:table-cell office:value-type="string" table:style-name="ce11">
            <text:p>Tank Lower Bound</text:p>
          </table:table-cell>
          <table:table-cell office:value-type="string" table:style-name="ce9">
            <text:p>100 L</text:p>
          </table:table-cell>
          <table:table-cell table:style-name="ce9"/>
          <table:table-cell table:number-columns-repeated="3" table:style-name="ce2"/>
          <table:table-cell table:number-columns-repeated="16378" table:style-name="ce1"/>
        </table:table-row>
        <table:table-row table:style-name="ro5">
          <table:table-cell office:value-type="string" table:style-name="ce11">
            <text:p>Tank Upper Bound</text:p>
          </table:table-cell>
          <table:table-cell office:value-type="string" table:style-name="ce2">
            <text:p>800 L</text:p>
          </table:table-cell>
          <table:table-cell table:number-columns-repeated="4" table:style-name="ce2"/>
          <table:table-cell table:number-columns-repeated="16378" table:style-name="ce1"/>
        </table:table-row>
        <table:table-row table:style-name="ro5">
          <table:table-cell office:value-type="string" table:style-name="ce12">
            <text:p>Minimum of Refuelling</text:p>
          </table:table-cell>
          <table:table-cell office:value-type="string" table:style-name="ce2">
            <text:p>200 L</text:p>
          </table:table-cell>
          <table:table-cell table:number-columns-repeated="4" table:style-name="ce2"/>
          <table:table-cell table:number-columns-repeated="16378" table:style-name="ce1"/>
        </table:table-row>
        <table:table-row table:style-name="ro5">
          <table:table-cell office:value-type="string" table:style-name="ce12">
            <text:p>MGP</text:p>
          </table:table-cell>
          <table:table-cell office:value-type="string" table:style-name="ce2">
            <text:p>28L/100km</text:p>
          </table:table-cell>
          <table:table-cell table:number-columns-repeated="4" table:style-name="ce2"/>
          <table:table-cell table:number-columns-repeated="16378" table:style-name="ce1"/>
        </table:table-row>
        <table:table-row table:style-name="ro5">
          <table:table-cell office:value-type="string" table:style-name="ce12">
            <text:p>Speed</text:p>
          </table:table-cell>
          <table:table-cell office:value-type="string" table:style-name="ce2">
            <text:p>60 km/h</text:p>
          </table:table-cell>
          <table:table-cell table:number-columns-repeated="4" table:style-name="ce2"/>
          <table:table-cell table:number-columns-repeated="16378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style-name="ce12"/>
          <table:table-cell table:style-name="ce2"/>
          <table:table-cell office:value-type="string" table:style-name="ce12">
            <text:p>Num. Nodes = Num. Fuel Station + Origin(O) + Destination(D)</text:p>
          </table:table-cell>
          <table:table-cell table:number-columns-repeated="3" table:style-name="ce2"/>
          <table:table-cell table:number-columns-repeated="4" table:style-name="ce1"/>
          <table:table-cell table:style-name="ce6"/>
          <table:table-cell table:number-columns-repeated="16373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1">
            <text:p>Routes</text:p>
          </table:table-cell>
          <table:table-cell office:value-type="string" table:style-name="ce21">
            <text:p>Num. Routes</text:p>
          </table:table-cell>
          <table:table-cell office:value-type="string" table:style-name="ce21">
            <text:p>Num. Nodes</text:p>
          </table:table-cell>
          <table:table-cell table:number-columns-repeated="19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17">
            <text:p>Veenendaal ---&gt; Hamburg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D</text:p>
          </table:table-cell>
          <table:table-cell table:number-columns-repeated="8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7"/>
          <table:table-cell table:style-name="ce18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98599999999999999" table:style-name="ce16">
            <text:p>0.986</text:p>
          </table:table-cell>
          <table:table-cell office:value-type="float" office:value="0.91200000000000003" table:style-name="ce16">
            <text:p>0.912</text:p>
          </table:table-cell>
          <table:table-cell office:value-type="float" office:value="0.83399999999999996" table:style-name="ce16">
            <text:p>0.834</text:p>
          </table:table-cell>
          <table:table-cell office:value-type="float" office:value="0.99939999999999996" table:style-name="ce16">
            <text:p>0.9994</text:p>
          </table:table-cell>
          <table:table-cell office:value-type="float" office:value="0.99629999999999996" table:style-name="ce16">
            <text:p>0.9963</text:p>
          </table:table-cell>
          <table:table-cell office:value-type="string" table:style-name="ce18">
            <text:p>N</text:p>
          </table:table-cell>
          <table:table-cell table:number-columns-repeated="8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9"/>
          <table:table-cell table:style-name="ce20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0.97529999999999994" table:style-name="ce32">
            <text:p>0.9753</text:p>
          </table:table-cell>
          <table:table-cell office:value-type="string" table:style-name="ce31">
            <text:p>N</text:p>
          </table:table-cell>
          <table:table-cell table:number-columns-repeated="8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 (km)</text:p>
          </table:table-cell>
          <table:table-cell table:number-columns-repeated="2" table:style-name="ce21"/>
          <table:table-cell office:value-type="float" office:value="0.7" table:style-name="ce33">
            <text:p>0.7</text:p>
          </table:table-cell>
          <table:table-cell office:value-type="float" office:value="14.4" table:style-name="ce33">
            <text:p>14.4</text:p>
          </table:table-cell>
          <table:table-cell office:value-type="float" office:value="30" table:style-name="ce33">
            <text:p>30</text:p>
          </table:table-cell>
          <table:table-cell office:value-type="float" office:value="59.3" table:style-name="ce33">
            <text:p>59.3</text:p>
          </table:table-cell>
          <table:table-cell office:value-type="float" office:value="277" table:style-name="ce33">
            <text:p>277</text:p>
          </table:table-cell>
          <table:table-cell office:value-type="float" office:value="136" table:style-name="ce33">
            <text:p>136</text:p>
          </table:table-cell>
          <table:table-cell table:style-name="ce10"/>
          <table:table-cell table:number-columns-repeated="10" table:style-name="ce21"/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0"/>
          <table:table-cell office:value-type="string" table:style-name="ce27">
            <text:p>Tank Level (L)</text:p>
          </table:table-cell>
          <table:table-cell table:style-name="ce20"/>
          <table:table-cell office:value-type="float" office:value="225" table:style-name="ce30">
            <text:p>225</text:p>
          </table:table-cell>
          <table:table-cell office:value-type="float" office:value="224.8" table:style-name="ce27">
            <text:p>224.8</text:p>
          </table:table-cell>
          <table:table-cell office:value-type="float" office:value="220.7" table:style-name="ce27">
            <text:p>220.7</text:p>
          </table:table-cell>
          <table:table-cell office:value-type="float" office:value="212.3" table:style-name="ce27">
            <text:p>212.3</text:p>
          </table:table-cell>
          <table:table-cell office:value-type="float" office:value="195.7" table:style-name="ce27">
            <text:p>195.7</text:p>
          </table:table-cell>
          <table:table-cell office:value-type="float" office:value="118.2" table:style-name="ce27">
            <text:p>118.2</text:p>
          </table:table-cell>
          <table:table-cell office:value-type="float" office:value="339.8" table:style-name="ce27">
            <text:p>339.8</text:p>
          </table:table-cell>
          <table:table-cell table:number-columns-repeated="11" table:style-name="ce21"/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9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4" table:style-name="ce4"/>
          <table:table-cell office:value-type="string" table:style-name="ce23">
            <text:p>259.692 L</text:p>
          </table:table-cell>
          <table:table-cell table:style-name="ce20"/>
          <table:table-cell table:number-columns-repeated="11" table:style-name="ce21"/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number-columns-repeated="10" table:style-name="ce20"/>
          <table:table-cell table:number-columns-repeated="11" table:style-name="ce21"/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17">
            <text:p>Lüneburg ---&gt; Bolton</text:p>
          </table:table-cell>
          <table:table-cell office:value-type="float" office:value="1" table:style-name="ce18">
            <text:p>1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string" table:style-name="ce18">
            <text:p>D</text:p>
          </table:table-cell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7"/>
          <table:table-cell table:style-name="ce18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58000000000000007" table:style-name="ce16">
            <text:p>0.58</text:p>
          </table:table-cell>
          <table:table-cell office:value-type="float" office:value="0.90539999999999998" table:style-name="ce16">
            <text:p>0.9054</text:p>
          </table:table-cell>
          <table:table-cell office:value-type="float" office:value="0.79400000000000004" table:style-name="ce16">
            <text:p>0.794</text:p>
          </table:table-cell>
          <table:table-cell office:value-type="float" office:value="0.91" table:style-name="ce16">
            <text:p>0.91</text:p>
          </table:table-cell>
          <table:table-cell office:value-type="float" office:value="0.99939999999999996" table:style-name="ce16">
            <text:p>0.9994</text:p>
          </table:table-cell>
          <table:table-cell office:value-type="float" office:value="0.99863999999999997" table:style-name="ce16">
            <text:p>0.99864</text:p>
          </table:table-cell>
          <table:table-cell office:value-type="float" office:value="0.99682000000000004" table:style-name="ce16">
            <text:p>0.99682</text:p>
          </table:table-cell>
          <table:table-cell office:value-type="float" office:value="0.98533999999999999" table:style-name="ce16">
            <text:p>0.98534</text:p>
          </table:table-cell>
          <table:table-cell office:value-type="float" office:value="0.92500000000000004" table:style-name="ce16">
            <text:p>0.925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8740000000000006" table:style-name="ce16">
            <text:p>0.9874</text:p>
          </table:table-cell>
          <table:table-cell office:value-type="float" office:value="0.92" table:style-name="ce16">
            <text:p>0.92</text:p>
          </table:table-cell>
          <table:table-cell office:value-type="string" table:style-name="ce18">
            <text:p>N</text:p>
          </table:table-cell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9"/>
          <table:table-cell table:style-name="ce20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61" table:style-name="ce31">
            <text:p>1.161</text:p>
          </table:table-cell>
          <table:table-cell office:value-type="float" office:value="1.155" table:style-name="ce31">
            <text:p>1.155</text:p>
          </table:table-cell>
          <table:table-cell office:value-type="float" office:value="1.1599999999999999" table:style-name="ce31">
            <text:p>1.16</text:p>
          </table:table-cell>
          <table:table-cell office:value-type="float" office:value="1.1080000000000001" table:style-name="ce31">
            <text:p>1.108</text:p>
          </table:table-cell>
          <table:table-cell office:value-type="float" office:value="1.1080000000000001" table:style-name="ce31">
            <text:p>1.108</text:p>
          </table:table-cell>
          <table:table-cell office:value-type="float" office:value="1.1080000000000001" table:style-name="ce31">
            <text:p>1.108</text:p>
          </table:table-cell>
          <table:table-cell office:value-type="float" office:value="0.97399999999999998" table:style-name="ce32">
            <text:p>0.974</text:p>
          </table:table-cell>
          <table:table-cell office:value-type="float" office:value="0.96499999999999997" table:style-name="ce32">
            <text:p>0.965</text:p>
          </table:table-cell>
          <table:table-cell office:value-type="float" office:value="0.97599999999999998" table:style-name="ce32">
            <text:p>0.976</text:p>
          </table:table-cell>
          <table:table-cell office:value-type="float" office:value="0.97499999999999998" table:style-name="ce32">
            <text:p>0.975</text:p>
          </table:table-cell>
          <table:table-cell office:value-type="float" office:value="0.96299999999999997" table:style-name="ce32">
            <text:p>0.963</text:p>
          </table:table-cell>
          <table:table-cell office:value-type="float" office:value="0.97399999999999998" table:style-name="ce32">
            <text:p>0.974</text:p>
          </table:table-cell>
          <table:table-cell office:value-type="float" office:value="1.099" table:style-name="ce32">
            <text:p>1.099</text:p>
          </table:table-cell>
          <table:table-cell office:value-type="float" office:value="1.0940000000000001" table:style-name="ce32">
            <text:p>1.094</text:p>
          </table:table-cell>
          <table:table-cell office:value-type="float" office:value="1.2569999999999999" table:style-name="ce32">
            <text:p>1.257</text:p>
          </table:table-cell>
          <table:table-cell office:value-type="float" office:value="1.0369999999999999" table:style-name="ce32">
            <text:p>1.037</text:p>
          </table:table-cell>
          <table:table-cell office:value-type="string" table:style-name="ce31">
            <text:p>N</text:p>
          </table:table-cell>
          <table:table-cell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363" table:style-name="ce33">
            <text:p>363</text:p>
          </table:table-cell>
          <table:table-cell office:value-type="float" office:value="76" table:style-name="ce33">
            <text:p>76</text:p>
          </table:table-cell>
          <table:table-cell office:value-type="float" office:value="33.799999999999997" table:style-name="ce33">
            <text:p>33.8</text:p>
          </table:table-cell>
          <table:table-cell office:value-type="float" office:value="53.2" table:style-name="ce33">
            <text:p>53.2</text:p>
          </table:table-cell>
          <table:table-cell office:value-type="float" office:value="12" table:style-name="ce33">
            <text:p>12</text:p>
          </table:table-cell>
          <table:table-cell office:value-type="float" office:value="1" table:style-name="ce33">
            <text:p>1</text:p>
          </table:table-cell>
          <table:table-cell office:value-type="float" office:value="90" table:style-name="ce33">
            <text:p>90</text:p>
          </table:table-cell>
          <table:table-cell office:value-type="float" office:value="15" table:style-name="ce33">
            <text:p>15</text:p>
          </table:table-cell>
          <table:table-cell office:value-type="float" office:value="57.5" table:style-name="ce33">
            <text:p>57.5</text:p>
          </table:table-cell>
          <table:table-cell office:value-type="float" office:value="8" table:style-name="ce33">
            <text:p>8</text:p>
          </table:table-cell>
          <table:table-cell office:value-type="float" office:value="147" table:style-name="ce33">
            <text:p>147</text:p>
          </table:table-cell>
          <table:table-cell office:value-type="float" office:value="3" table:style-name="ce33">
            <text:p>3</text:p>
          </table:table-cell>
          <table:table-cell office:value-type="float" office:value="32" table:style-name="ce33">
            <text:p>32</text:p>
          </table:table-cell>
          <table:table-cell office:value-type="float" office:value="38" table:style-name="ce33">
            <text:p>38</text:p>
          </table:table-cell>
          <table:table-cell office:value-type="float" office:value="1" table:style-name="ce33">
            <text:p>1</text:p>
          </table:table-cell>
          <table:table-cell office:value-type="float" office:value="253" table:style-name="ce33">
            <text:p>253</text:p>
          </table:table-cell>
          <table:table-cell office:value-type="float" office:value="140" table:style-name="ce33">
            <text:p>140</text:p>
          </table:table-cell>
          <table:table-cell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9"/>
          <table:table-cell office:value-type="string" table:style-name="ce27">
            <text:p>Tank Level</text:p>
          </table:table-cell>
          <table:table-cell table:style-name="ce20"/>
          <table:table-cell office:value-type="float" office:value="339.8" table:style-name="ce27">
            <text:p>339.8</text:p>
          </table:table-cell>
          <table:table-cell office:value-type="float" office:value="238.1" table:style-name="ce28">
            <text:p>238.1</text:p>
          </table:table-cell>
          <table:table-cell office:value-type="float" office:value="216.9" table:style-name="ce28">
            <text:p>216.9</text:p>
          </table:table-cell>
          <table:table-cell office:value-type="float" office:value="207.4" table:style-name="ce28">
            <text:p>207.4</text:p>
          </table:table-cell>
          <table:table-cell office:value-type="float" office:value="192.5" table:style-name="ce28">
            <text:p>192.5</text:p>
          </table:table-cell>
          <table:table-cell office:value-type="float" office:value="189.1" table:style-name="ce28">
            <text:p>189.1</text:p>
          </table:table-cell>
          <table:table-cell office:value-type="float" office:value="188.9" table:style-name="ce28">
            <text:p>188.9</text:p>
          </table:table-cell>
          <table:table-cell office:value-type="float" office:value="163.69999999999999" table:style-name="ce28">
            <text:p>163.7</text:p>
          </table:table-cell>
          <table:table-cell office:value-type="float" office:value="159.5" table:style-name="ce28">
            <text:p>159.5</text:p>
          </table:table-cell>
          <table:table-cell office:value-type="float" office:value="143.4" table:style-name="ce28">
            <text:p>143.4</text:p>
          </table:table-cell>
          <table:table-cell office:value-type="float" office:value="141.1" table:style-name="ce28">
            <text:p>141.1</text:p>
          </table:table-cell>
          <table:table-cell office:value-type="float" office:value="100" table:style-name="ce28">
            <text:p>100</text:p>
          </table:table-cell>
          <table:table-cell office:value-type="float" office:value="328.7" table:style-name="ce28">
            <text:p>328.7</text:p>
          </table:table-cell>
          <table:table-cell office:value-type="float" office:value="319.8" table:style-name="ce28">
            <text:p>319.8</text:p>
          </table:table-cell>
          <table:table-cell office:value-type="float" office:value="309.10000000000002" table:style-name="ce28">
            <text:p>309.1</text:p>
          </table:table-cell>
          <table:table-cell office:value-type="float" office:value="308.8" table:style-name="ce28">
            <text:p>308.8</text:p>
          </table:table-cell>
          <table:table-cell office:value-type="float" office:value="238" table:style-name="ce28">
            <text:p>238</text:p>
          </table:table-cell>
          <table:table-cell office:value-type="float" office:value="198.8" table:style-name="ce27">
            <text:p>198.8</text:p>
          </table:table-cell>
          <table:table-cell table:style-name="ce25"/>
          <table:table-cell table:number-columns-repeated="16359" table:style-name="ce6"/>
        </table:table-row>
        <table:table-row table:style-name="ro5">
          <table:table-cell table:style-name="ce14"/>
          <table:table-cell table:number-columns-repeated="2" table:style-name="ce15"/>
          <table:table-cell table:style-name="ce19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10" table:style-name="ce4"/>
          <table:table-cell office:value-type="string" table:style-name="ce23">
            <text:p>229.6 L</text:p>
          </table:table-cell>
          <table:table-cell table:number-columns-repeated="5" table:style-name="ce4"/>
          <table:table-cell table:style-name="ce20"/>
          <table:table-cell table:style-name="ce25"/>
          <table:table-cell table:number-columns-repeated="16359" table:style-name="ce6"/>
        </table:table-row>
        <table:table-row table:style-name="ro5">
          <table:table-cell table:style-name="ce14"/>
          <table:table-cell table:number-columns-repeated="2" table:style-name="ce15"/>
          <table:table-cell table:style-name="ce19"/>
          <table:table-cell table:number-columns-repeated="3" table:style-name="ce20"/>
          <table:table-cell table:number-columns-repeated="16" table:style-name="ce4"/>
          <table:table-cell table:style-name="ce20"/>
          <table:table-cell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17">
            <text:p>New Rossington ---&gt; Tilburg</text:p>
          </table:table-cell>
          <table:table-cell office:value-type="float" office:value="2" table:style-name="ce18">
            <text:p>2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D</text:p>
          </table:table-cell>
          <table:table-cell table:number-columns-repeated="9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7"/>
          <table:table-cell table:style-name="ce18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69799999999999995" table:style-name="ce16">
            <text:p>0.698</text:p>
          </table:table-cell>
          <table:table-cell office:value-type="float" office:value="0.31999999999999995" table:style-name="ce16">
            <text:p>0.32</text:p>
          </table:table-cell>
          <table:table-cell office:value-type="float" office:value="0.99114000000000002" table:style-name="ce16">
            <text:p>0.99114</text:p>
          </table:table-cell>
          <table:table-cell office:value-type="float" office:value="0.99814000000000003" table:style-name="ce16">
            <text:p>0.99814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2500000000000004" table:style-name="ce16">
            <text:p>0.925</text:p>
          </table:table-cell>
          <table:table-cell office:value-type="float" office:value="0.99353999999999998" table:style-name="ce16">
            <text:p>0.99354</text:p>
          </table:table-cell>
          <table:table-cell office:value-type="string" table:style-name="ce18">
            <text:p>N</text:p>
          </table:table-cell>
          <table:table-cell table:number-columns-repeated="9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9"/>
          <table:table-cell table:style-name="ce20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25" table:style-name="ce32">
            <text:p>1.25</text:p>
          </table:table-cell>
          <table:table-cell office:value-type="float" office:value="1.26" table:style-name="ce32">
            <text:p>1.26</text:p>
          </table:table-cell>
          <table:table-cell office:value-type="float" office:value="1.03" table:style-name="ce32">
            <text:p>1.03</text:p>
          </table:table-cell>
          <table:table-cell office:value-type="float" office:value="1.06" table:style-name="ce32">
            <text:p>1.06</text:p>
          </table:table-cell>
          <table:table-cell office:value-type="float" office:value="0.95" table:style-name="ce32">
            <text:p>0.95</text:p>
          </table:table-cell>
          <table:table-cell office:value-type="float" office:value="1.03" table:style-name="ce32">
            <text:p>1.03</text:p>
          </table:table-cell>
          <table:table-cell office:value-type="float" office:value="0.98" table:style-name="ce32">
            <text:p>0.98</text:p>
          </table:table-cell>
          <table:table-cell office:value-type="float" office:value="0.96" table:style-name="ce32">
            <text:p>0.96</text:p>
          </table:table-cell>
          <table:table-cell office:value-type="string" table:style-name="ce31">
            <text:p>N</text:p>
          </table:table-cell>
          <table:table-cell table:number-columns-repeated="9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15" table:style-name="ce33">
            <text:p>15</text:p>
          </table:table-cell>
          <table:table-cell office:value-type="float" office:value="52" table:style-name="ce33">
            <text:p>52</text:p>
          </table:table-cell>
          <table:table-cell office:value-type="float" office:value="215" table:style-name="ce33">
            <text:p>215</text:p>
          </table:table-cell>
          <table:table-cell office:value-type="float" office:value="36" table:style-name="ce33">
            <text:p>36</text:p>
          </table:table-cell>
          <table:table-cell office:value-type="float" office:value="35" table:style-name="ce33">
            <text:p>35</text:p>
          </table:table-cell>
          <table:table-cell office:value-type="float" office:value="40" table:style-name="ce33">
            <text:p>40</text:p>
          </table:table-cell>
          <table:table-cell office:value-type="float" office:value="115" table:style-name="ce33">
            <text:p>115</text:p>
          </table:table-cell>
          <table:table-cell office:value-type="float" office:value="53" table:style-name="ce33">
            <text:p>53</text:p>
          </table:table-cell>
          <table:table-cell office:value-type="float" office:value="100" table:style-name="ce33">
            <text:p>100</text:p>
          </table:table-cell>
          <table:table-cell table:number-columns-repeated="9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2"/>
          <table:table-cell office:value-type="string" table:style-name="ce27">
            <text:p>Tank Level</text:p>
          </table:table-cell>
          <table:table-cell table:style-name="ce21"/>
          <table:table-cell office:value-type="float" office:value="198.8" table:style-name="ce29">
            <text:p>198.8</text:p>
          </table:table-cell>
          <table:table-cell office:value-type="float" office:value="194.6" table:style-name="ce29">
            <text:p>194.6</text:p>
          </table:table-cell>
          <table:table-cell office:value-type="float" office:value="180" table:style-name="ce29">
            <text:p>180</text:p>
          </table:table-cell>
          <table:table-cell office:value-type="float" office:value="119.8" table:style-name="ce29">
            <text:p>119.8</text:p>
          </table:table-cell>
          <table:table-cell office:value-type="float" office:value="109.8" table:style-name="ce29">
            <text:p>109.8</text:p>
          </table:table-cell>
          <table:table-cell office:value-type="float" office:value="100" table:style-name="ce29">
            <text:p>100</text:p>
          </table:table-cell>
          <table:table-cell office:value-type="float" office:value="586.4" table:style-name="ce29">
            <text:p>586.4</text:p>
          </table:table-cell>
          <table:table-cell office:value-type="float" office:value="554.20000000000005" table:style-name="ce29">
            <text:p>554.2</text:p>
          </table:table-cell>
          <table:table-cell office:value-type="float" office:value="539.4" table:style-name="ce29">
            <text:p>539.4</text:p>
          </table:table-cell>
          <table:table-cell office:value-type="float" office:value="511.4" table:style-name="ce29">
            <text:p>511.4</text:p>
          </table:table-cell>
          <table:table-cell table:number-columns-repeated="9"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9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4" table:style-name="ce4"/>
          <table:table-cell office:value-type="string" table:style-name="ce23">
            <text:p>497.644 L</text:p>
          </table:table-cell>
          <table:table-cell table:number-columns-repeated="3" table:style-name="ce4"/>
          <table:table-cell table:style-name="ce20"/>
          <table:table-cell table:number-columns-repeated="9"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table:style-name="ce22"/>
          <table:table-cell table:style-name="ce20"/>
          <table:table-cell table:style-name="ce21"/>
          <table:table-cell table:number-columns-repeated="19" table:style-name="ce10"/>
          <table:table-cell table:number-columns-repeated="16359"/>
        </table:table-row>
        <table:table-row table:style-name="ro5">
          <table:table-cell table:number-columns-repeated="3"/>
          <table:table-cell office:value-type="string" table:style-name="ce24">
            <text:p>Oud Gastel ---&gt; Dortmund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D</text:p>
          </table:table-cell>
          <table:table-cell table:number-columns-repeated="9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89959999999999996" table:style-name="ce16">
            <text:p>0.8996</text:p>
          </table:table-cell>
          <table:table-cell office:value-type="float" office:value="0.99863999999999997" table:style-name="ce16">
            <text:p>0.99864</text:p>
          </table:table-cell>
          <table:table-cell office:value-type="float" office:value="0.99939999999999996" table:style-name="ce16">
            <text:p>0.9994</text:p>
          </table:table-cell>
          <table:table-cell office:value-type="float" office:value="0.90539999999999998" table:style-name="ce16">
            <text:p>0.9054</text:p>
          </table:table-cell>
          <table:table-cell office:value-type="string" table:style-name="ce18">
            <text:p>N</text:p>
          </table:table-cell>
          <table:table-cell table:number-columns-repeated="9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200000000000001" table:style-name="ce31">
            <text:p>1.12</text:p>
          </table:table-cell>
          <table:table-cell office:value-type="float" office:value="1.1000000000000001" table:style-name="ce31">
            <text:p>1.1</text:p>
          </table:table-cell>
          <table:table-cell office:value-type="float" office:value="1.1000000000000001" table:style-name="ce31">
            <text:p>1.1</text:p>
          </table:table-cell>
          <table:table-cell office:value-type="float" office:value="1.18" table:style-name="ce31">
            <text:p>1.18</text:p>
          </table:table-cell>
          <table:table-cell office:value-type="string" table:style-name="ce31">
            <text:p>N</text:p>
          </table:table-cell>
          <table:table-cell table:number-columns-repeated="9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40" table:style-name="ce33">
            <text:p>40</text:p>
          </table:table-cell>
          <table:table-cell office:value-type="float" office:value="134" table:style-name="ce33">
            <text:p>134</text:p>
          </table:table-cell>
          <table:table-cell office:value-type="float" office:value="4.5999999999999996" table:style-name="ce33">
            <text:p>4.6</text:p>
          </table:table-cell>
          <table:table-cell office:value-type="float" office:value="48" table:style-name="ce33">
            <text:p>48</text:p>
          </table:table-cell>
          <table:table-cell office:value-type="float" office:value="285" table:style-name="ce33">
            <text:p>285</text:p>
          </table:table-cell>
          <table:table-cell table:number-columns-repeated="13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511.4" table:style-name="ce27">
            <text:p>511.4</text:p>
          </table:table-cell>
          <table:table-cell office:value-type="float" office:value="500" table:style-name="ce27">
            <text:p>500</text:p>
          </table:table-cell>
          <table:table-cell office:value-type="float" office:value="462.6" table:style-name="ce27">
            <text:p>462.6</text:p>
          </table:table-cell>
          <table:table-cell office:value-type="float" office:value="461.3" table:style-name="ce27">
            <text:p>461.3</text:p>
          </table:table-cell>
          <table:table-cell office:value-type="float" office:value="447.9" table:style-name="ce27">
            <text:p>447.9</text:p>
          </table:table-cell>
          <table:table-cell office:value-type="float" office:value="368.1" table:style-name="ce27">
            <text:p>368.1</text:p>
          </table:table-cell>
          <table:table-cell table:number-columns-repeated="9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13"/>
          <table:table-cell office:value-type="string" table:style-name="ce26">
            <text:p>Refueling</text:p>
          </table:table-cell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6">
          <table:table-cell table:number-columns-repeated="3"/>
          <table:table-cell office:value-type="string" table:style-name="ce24">
            <text:p>Sehnde/Höver ---&gt; Neumünster/Wittorf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</text:p>
          </table:table-cell>
          <table:table-cell table:number-columns-repeated="12" table:style-name="ce21"/>
          <table:table-cell table:number-columns-repeated="4" table:style-name="ce10"/>
          <table:table-cell table:number-columns-repeated="16359"/>
        </table:table-row>
        <table:table-row table:style-name="ro6">
          <table:table-cell table:number-columns-repeated="3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98660000000000003" table:style-name="ce18">
            <text:p>0.9866</text:p>
          </table:table-cell>
          <table:table-cell office:value-type="string" table:style-name="ce18">
            <text:p>N</text:p>
          </table:table-cell>
          <table:table-cell table:number-columns-repeated="12" table:style-name="ce21"/>
          <table:table-cell table:number-columns-repeated="4" table:style-name="ce10"/>
          <table:table-cell table:number-columns-repeated="16359"/>
        </table:table-row>
        <table:table-row table:style-name="ro6">
          <table:table-cell table:number-columns-repeated="3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499999999999999" table:style-name="ce31">
            <text:p>1.15</text:p>
          </table:table-cell>
          <table:table-cell office:value-type="string" table:style-name="ce31">
            <text:p>N</text:p>
          </table:table-cell>
          <table:table-cell table:number-columns-repeated="12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192" table:style-name="ce33">
            <text:p>192</text:p>
          </table:table-cell>
          <table:table-cell office:value-type="float" office:value="159" table:style-name="ce33">
            <text:p>159</text:p>
          </table:table-cell>
          <table:table-cell table:number-columns-repeated="16" table:style-name="ce10"/>
          <table:table-cell table:number-columns-repeated="16359"/>
        </table:table-row>
        <table:table-row table:style-name="ro6">
          <table:table-cell table:number-columns-repeated="3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368.1" table:style-name="ce27">
            <text:p>368.1</text:p>
          </table:table-cell>
          <table:table-cell office:value-type="float" office:value="314.3" table:style-name="ce27">
            <text:p>314.3</text:p>
          </table:table-cell>
          <table:table-cell office:value-type="float" office:value="269.8" table:style-name="ce27">
            <text:p>269.8</text:p>
          </table:table-cell>
          <table:table-cell table:number-columns-repeated="12" table:style-name="ce21"/>
          <table:table-cell table:number-columns-repeated="4" table:style-name="ce10"/>
          <table:table-cell table:number-columns-repeated="16359"/>
        </table:table-row>
        <table:table-row table:style-name="ro6">
          <table:table-cell table:number-columns-repeated="3"/>
          <table:table-cell table:style-name="ce13"/>
          <table:table-cell office:value-type="string" table:style-name="ce26">
            <text:p>Refueling</text:p>
          </table:table-cell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6">
          <table:table-cell table:number-columns-repeated="3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number-columns-repeated="3"/>
          <table:table-cell office:value-type="string" table:style-name="ce24">
            <text:p>Lüneburg ---&gt; Isle of Sheppey</text:p>
          </table:table-cell>
          <table:table-cell office:value-type="float" office:value="5" table:style-name="ce16">
            <text:p>5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D</text:p>
          </table:table-cell>
          <table:table-cell table:number-columns-repeated="2" table:style-name="ce10"/>
          <table:table-cell table:number-columns-repeated="16359"/>
        </table:table-row>
        <table:table-row table:style-name="ro5">
          <table:table-cell table:number-columns-repeated="3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58000000000000007" table:style-name="ce16">
            <text:p>0.58</text:p>
          </table:table-cell>
          <table:table-cell office:value-type="float" office:value="0.90539999999999998" table:style-name="ce16">
            <text:p>0.9054</text:p>
          </table:table-cell>
          <table:table-cell office:value-type="float" office:value="0.79400000000000004" table:style-name="ce16">
            <text:p>0.794</text:p>
          </table:table-cell>
          <table:table-cell office:value-type="float" office:value="0.91" table:style-name="ce16">
            <text:p>0.91</text:p>
          </table:table-cell>
          <table:table-cell office:value-type="float" office:value="0.99939999999999996" table:style-name="ce16">
            <text:p>0.9994</text:p>
          </table:table-cell>
          <table:table-cell office:value-type="float" office:value="0.99863999999999997" table:style-name="ce16">
            <text:p>0.99864</text:p>
          </table:table-cell>
          <table:table-cell office:value-type="float" office:value="0.99682000000000004" table:style-name="ce16">
            <text:p>0.99682</text:p>
          </table:table-cell>
          <table:table-cell office:value-type="float" office:value="0.98533999999999999" table:style-name="ce16">
            <text:p>0.98534</text:p>
          </table:table-cell>
          <table:table-cell office:value-type="float" office:value="0.92500000000000004" table:style-name="ce16">
            <text:p>0.925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2" table:style-name="ce16">
            <text:p>0.92</text:p>
          </table:table-cell>
          <table:table-cell office:value-type="string" table:style-name="ce18">
            <text:p>N</text:p>
          </table:table-cell>
          <table:table-cell table:number-columns-repeated="2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23" table:style-name="ce32">
            <text:p>1.23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1.25" table:style-name="ce32">
            <text:p>1.25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0.95" table:style-name="ce32">
            <text:p>0.95</text:p>
          </table:table-cell>
          <table:table-cell office:value-type="float" office:value="0.98" table:style-name="ce32">
            <text:p>0.98</text:p>
          </table:table-cell>
          <table:table-cell office:value-type="float" office:value="1.06" table:style-name="ce32">
            <text:p>1.06</text:p>
          </table:table-cell>
          <table:table-cell office:value-type="float" office:value="1.05" table:style-name="ce32">
            <text:p>1.05</text:p>
          </table:table-cell>
          <table:table-cell office:value-type="float" office:value="0.96" table:style-name="ce32">
            <text:p>0.96</text:p>
          </table:table-cell>
          <table:table-cell office:value-type="float" office:value="1.06" table:style-name="ce32">
            <text:p>1.06</text:p>
          </table:table-cell>
          <table:table-cell office:value-type="float" office:value="1.03" table:style-name="ce32">
            <text:p>1.03</text:p>
          </table:table-cell>
          <table:table-cell office:value-type="float" office:value="1.03" table:style-name="ce32">
            <text:p>1.03</text:p>
          </table:table-cell>
          <table:table-cell office:value-type="float" office:value="1.0900000000000001" table:style-name="ce32">
            <text:p>1.09</text:p>
          </table:table-cell>
          <table:table-cell office:value-type="string" table:style-name="ce31">
            <text:p>N</text:p>
          </table:table-cell>
          <table:table-cell table:number-columns-repeated="2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345" table:style-name="ce33">
            <text:p>345</text:p>
          </table:table-cell>
          <table:table-cell office:value-type="float" office:value="87" table:style-name="ce33">
            <text:p>87</text:p>
          </table:table-cell>
          <table:table-cell office:value-type="float" office:value="29.4" table:style-name="ce33">
            <text:p>29.4</text:p>
          </table:table-cell>
          <table:table-cell office:value-type="float" office:value="46" table:style-name="ce33">
            <text:p>46</text:p>
          </table:table-cell>
          <table:table-cell office:value-type="float" office:value="12" table:style-name="ce33">
            <text:p>12</text:p>
          </table:table-cell>
          <table:table-cell office:value-type="float" office:value="2" table:style-name="ce33">
            <text:p>2</text:p>
          </table:table-cell>
          <table:table-cell office:value-type="float" office:value="85.3" table:style-name="ce33">
            <text:p>85.3</text:p>
          </table:table-cell>
          <table:table-cell office:value-type="float" office:value="20.9" table:style-name="ce33">
            <text:p>20.9</text:p>
          </table:table-cell>
          <table:table-cell office:value-type="float" office:value="51.6" table:style-name="ce33">
            <text:p>51.6</text:p>
          </table:table-cell>
          <table:table-cell office:value-type="float" office:value="110" table:style-name="ce33">
            <text:p>110</text:p>
          </table:table-cell>
          <table:table-cell office:value-type="float" office:value="39.1" table:style-name="ce33">
            <text:p>39.1</text:p>
          </table:table-cell>
          <table:table-cell office:value-type="float" office:value="3.6" table:style-name="ce33">
            <text:p>3.6</text:p>
          </table:table-cell>
          <table:table-cell office:value-type="float" office:value="31.8" table:style-name="ce33">
            <text:p>31.8</text:p>
          </table:table-cell>
          <table:table-cell office:value-type="float" office:value="36.700000000000003" table:style-name="ce33">
            <text:p>36.7</text:p>
          </table:table-cell>
          <table:table-cell office:value-type="float" office:value="3.8" table:style-name="ce33">
            <text:p>3.8</text:p>
          </table:table-cell>
          <table:table-cell office:value-type="float" office:value="220" table:style-name="ce33">
            <text:p>220</text:p>
          </table:table-cell>
          <table:table-cell table:number-columns-repeated="2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269.8" table:style-name="ce27">
            <text:p>269.8</text:p>
          </table:table-cell>
          <table:table-cell office:value-type="float" office:value="173.2" table:style-name="ce27">
            <text:p>173.2</text:p>
          </table:table-cell>
          <table:table-cell office:value-type="float" office:value="148.9" table:style-name="ce27">
            <text:p>148.9</text:p>
          </table:table-cell>
          <table:table-cell office:value-type="float" office:value="140.6" table:style-name="ce27">
            <text:p>140.6</text:p>
          </table:table-cell>
          <table:table-cell office:value-type="float" office:value="127.8" table:style-name="ce27">
            <text:p>127.8</text:p>
          </table:table-cell>
          <table:table-cell office:value-type="float" office:value="124.4" table:style-name="ce27">
            <text:p>124.4</text:p>
          </table:table-cell>
          <table:table-cell office:value-type="float" office:value="123.8" table:style-name="ce27">
            <text:p>123.8</text:p>
          </table:table-cell>
          <table:table-cell office:value-type="float" office:value="100" table:style-name="ce27">
            <text:p>100</text:p>
          </table:table-cell>
          <table:table-cell office:value-type="float" office:value="781.2" table:style-name="ce27">
            <text:p>781.2</text:p>
          </table:table-cell>
          <table:table-cell office:value-type="float" office:value="766.7" table:style-name="ce27">
            <text:p>766.7</text:p>
          </table:table-cell>
          <table:table-cell office:value-type="float" office:value="735.9" table:style-name="ce27">
            <text:p>735.9</text:p>
          </table:table-cell>
          <table:table-cell office:value-type="float" office:value="725" table:style-name="ce27">
            <text:p>725</text:p>
          </table:table-cell>
          <table:table-cell office:value-type="float" office:value="724" table:style-name="ce27">
            <text:p>724</text:p>
          </table:table-cell>
          <table:table-cell office:value-type="float" office:value="715.1" table:style-name="ce27">
            <text:p>715.1</text:p>
          </table:table-cell>
          <table:table-cell office:value-type="float" office:value="704.8" table:style-name="ce27">
            <text:p>704.8</text:p>
          </table:table-cell>
          <table:table-cell office:value-type="float" office:value="703.7" table:style-name="ce29">
            <text:p>703.7</text:p>
          </table:table-cell>
          <table:table-cell office:value-type="float" office:value="642.1" table:style-name="ce29">
            <text:p>642.1</text:p>
          </table:table-cell>
          <table:table-cell table:number-columns-repeated="2"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6" table:style-name="ce4"/>
          <table:table-cell office:value-type="string" table:style-name="ce23">
            <text:p>687.064 L</text:p>
          </table:table-cell>
          <table:table-cell table:number-columns-repeated="8" table:style-name="ce4"/>
          <table:table-cell table:style-name="ce20"/>
          <table:table-cell table:number-columns-repeated="2"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4">
            <text:p>Roeselare ---&gt; Auerbach</text:p>
          </table:table-cell>
          <table:table-cell office:value-type="float" office:value="6" table:style-name="ce16">
            <text:p>6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D</text:p>
          </table:table-cell>
          <table:table-cell table:number-columns-repeated="7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90800000000000003" table:style-name="ce16">
            <text:p>0.908</text:p>
          </table:table-cell>
          <table:table-cell office:value-type="float" office:value="0.95199999999999996" table:style-name="ce16">
            <text:p>0.952</text:p>
          </table:table-cell>
          <table:table-cell office:value-type="float" office:value="0.85240000000000005" table:style-name="ce16">
            <text:p>0.8524</text:p>
          </table:table-cell>
          <table:table-cell office:value-type="float" office:value="0.97299999999999998" table:style-name="ce16">
            <text:p>0.973</text:p>
          </table:table-cell>
          <table:table-cell office:value-type="float" office:value="0.97599999999999998" table:style-name="ce16">
            <text:p>0.976</text:p>
          </table:table-cell>
          <table:table-cell office:value-type="float" office:value="0.876" table:style-name="ce16">
            <text:p>0.876</text:p>
          </table:table-cell>
          <table:table-cell office:value-type="string" table:style-name="ce18">
            <text:p>N</text:p>
          </table:table-cell>
          <table:table-cell table:number-columns-repeated="7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1.08" table:style-name="ce32">
            <text:p>1.08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1.07" table:style-name="ce32">
            <text:p>1.07</text:p>
          </table:table-cell>
          <table:table-cell office:value-type="float" office:value="1.08" table:style-name="ce32">
            <text:p>1.08</text:p>
          </table:table-cell>
          <table:table-cell office:value-type="float" office:value="1.26" table:style-name="ce32">
            <text:p>1.26</text:p>
          </table:table-cell>
          <table:table-cell office:value-type="string" table:style-name="ce31">
            <text:p>N</text:p>
          </table:table-cell>
          <table:table-cell table:number-columns-repeated="7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8.8000000000000007" table:style-name="ce33">
            <text:p>8.8</text:p>
          </table:table-cell>
          <table:table-cell office:value-type="float" office:value="8.1" table:style-name="ce33">
            <text:p>8.1</text:p>
          </table:table-cell>
          <table:table-cell office:value-type="float" office:value="43.7" table:style-name="ce33">
            <text:p>43.7</text:p>
          </table:table-cell>
          <table:table-cell office:value-type="float" office:value="59.5" table:style-name="ce33">
            <text:p>59.5</text:p>
          </table:table-cell>
          <table:table-cell office:value-type="float" office:value="142" table:style-name="ce33">
            <text:p>142</text:p>
          </table:table-cell>
          <table:table-cell office:value-type="float" office:value="107" table:style-name="ce33">
            <text:p>107</text:p>
          </table:table-cell>
          <table:table-cell office:value-type="float" office:value="884" table:style-name="ce33">
            <text:p>884</text:p>
          </table:table-cell>
          <table:table-cell table:number-columns-repeated="11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642.1" table:style-name="ce27">
            <text:p>642.1</text:p>
          </table:table-cell>
          <table:table-cell office:value-type="float" office:value="639.70000000000005" table:style-name="ce27">
            <text:p>639.7</text:p>
          </table:table-cell>
          <table:table-cell office:value-type="float" office:value="637.4" table:style-name="ce27">
            <text:p>637.4</text:p>
          </table:table-cell>
          <table:table-cell office:value-type="float" office:value="625.1" table:style-name="ce27">
            <text:p>625.1</text:p>
          </table:table-cell>
          <table:table-cell office:value-type="float" office:value="608.5" table:style-name="ce27">
            <text:p>608.5</text:p>
          </table:table-cell>
          <table:table-cell office:value-type="float" office:value="568.70000000000005" table:style-name="ce27">
            <text:p>568.7</text:p>
          </table:table-cell>
          <table:table-cell office:value-type="float" office:value="538.79999999999995" table:style-name="ce27">
            <text:p>538.8</text:p>
          </table:table-cell>
          <table:table-cell office:value-type="float" office:value="291.2" table:style-name="ce27">
            <text:p>291.2</text:p>
          </table:table-cell>
          <table:table-cell table:number-columns-repeated="7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6" table:style-name="ce4"/>
          <table:table-cell table:number-columns-repeated="8" table:style-name="ce20"/>
          <table:table-cell table:number-columns-repeated="4"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4">
            <text:p>Tangermünde ---&gt; Bolton</text:p>
          </table:table-cell>
          <table:table-cell office:value-type="float" office:value="7" table:style-name="ce16">
            <text:p>7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D</text:p>
          </table:table-cell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98480000000000001" table:style-name="ce16">
            <text:p>0.9848</text:p>
          </table:table-cell>
          <table:table-cell office:value-type="float" office:value="0.99639999999999995" table:style-name="ce16">
            <text:p>0.9964</text:p>
          </table:table-cell>
          <table:table-cell office:value-type="float" office:value="0.99399999999999999" table:style-name="ce16">
            <text:p>0.994</text:p>
          </table:table-cell>
          <table:table-cell office:value-type="float" office:value="0.90539999999999998" table:style-name="ce16">
            <text:p>0.9054</text:p>
          </table:table-cell>
          <table:table-cell office:value-type="float" office:value="0.79400000000000004" table:style-name="ce16">
            <text:p>0.794</text:p>
          </table:table-cell>
          <table:table-cell office:value-type="float" office:value="0.91" table:style-name="ce16">
            <text:p>0.91</text:p>
          </table:table-cell>
          <table:table-cell office:value-type="float" office:value="0.99939999999999996" table:style-name="ce16">
            <text:p>0.9994</text:p>
          </table:table-cell>
          <table:table-cell office:value-type="float" office:value="0.99863999999999997" table:style-name="ce16">
            <text:p>0.99864</text:p>
          </table:table-cell>
          <table:table-cell office:value-type="float" office:value="0.99682000000000004" table:style-name="ce16">
            <text:p>0.99682</text:p>
          </table:table-cell>
          <table:table-cell office:value-type="float" office:value="0.98533999999999999" table:style-name="ce16">
            <text:p>0.98534</text:p>
          </table:table-cell>
          <table:table-cell office:value-type="float" office:value="0.92500000000000004" table:style-name="ce16">
            <text:p>0.925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2" table:style-name="ce16">
            <text:p>0.92</text:p>
          </table:table-cell>
          <table:table-cell office:value-type="string" table:style-name="ce18">
            <text:p>N</text:p>
          </table:table-cell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25" table:style-name="ce32">
            <text:p>1.25</text:p>
          </table:table-cell>
          <table:table-cell office:value-type="float" office:value="1.1499999999999999" table:style-name="ce32">
            <text:p>1.15</text:p>
          </table:table-cell>
          <table:table-cell office:value-type="float" office:value="1.1499999999999999" table:style-name="ce32">
            <text:p>1.15</text:p>
          </table:table-cell>
          <table:table-cell office:value-type="float" office:value="1.23" table:style-name="ce32">
            <text:p>1.23</text:p>
          </table:table-cell>
          <table:table-cell office:value-type="float" office:value="1.26" table:style-name="ce32">
            <text:p>1.26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0.95" table:style-name="ce32">
            <text:p>0.95</text:p>
          </table:table-cell>
          <table:table-cell office:value-type="float" office:value="0.97" table:style-name="ce32">
            <text:p>0.97</text:p>
          </table:table-cell>
          <table:table-cell office:value-type="float" office:value="1.02" table:style-name="ce32">
            <text:p>1.02</text:p>
          </table:table-cell>
          <table:table-cell office:value-type="float" office:value="1.02" table:style-name="ce32">
            <text:p>1.02</text:p>
          </table:table-cell>
          <table:table-cell office:value-type="float" office:value="0.95" table:style-name="ce32">
            <text:p>0.95</text:p>
          </table:table-cell>
          <table:table-cell office:value-type="float" office:value="0.97" table:style-name="ce32">
            <text:p>0.97</text:p>
          </table:table-cell>
          <table:table-cell office:value-type="float" office:value="1.03" table:style-name="ce32">
            <text:p>1.03</text:p>
          </table:table-cell>
          <table:table-cell office:value-type="float" office:value="1.04" table:style-name="ce32">
            <text:p>1.04</text:p>
          </table:table-cell>
          <table:table-cell office:value-type="float" office:value="1.08" table:style-name="ce32">
            <text:p>1.08</text:p>
          </table:table-cell>
          <table:table-cell office:value-type="string" table:style-name="ce31">
            <text:p>N</text:p>
          </table:table-cell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64" table:style-name="ce33">
            <text:p>64</text:p>
          </table:table-cell>
          <table:table-cell office:value-type="float" office:value="22.1" table:style-name="ce33">
            <text:p>22.1</text:p>
          </table:table-cell>
          <table:table-cell office:value-type="float" office:value="40.799999999999997" table:style-name="ce33">
            <text:p>40.8</text:p>
          </table:table-cell>
          <table:table-cell office:value-type="float" office:value="376" table:style-name="ce33">
            <text:p>376</text:p>
          </table:table-cell>
          <table:table-cell office:value-type="float" office:value="31" table:style-name="ce33">
            <text:p>31</text:p>
          </table:table-cell>
          <table:table-cell office:value-type="float" office:value="46.4" table:style-name="ce33">
            <text:p>46.4</text:p>
          </table:table-cell>
          <table:table-cell office:value-type="float" office:value="15.3" table:style-name="ce33">
            <text:p>15.3</text:p>
          </table:table-cell>
          <table:table-cell office:value-type="float" office:value="4.0999999999999996" table:style-name="ce33">
            <text:p>4.1</text:p>
          </table:table-cell>
          <table:table-cell office:value-type="float" office:value="83.5" table:style-name="ce33">
            <text:p>83.5</text:p>
          </table:table-cell>
          <table:table-cell office:value-type="float" office:value="16.5" table:style-name="ce33">
            <text:p>16.5</text:p>
          </table:table-cell>
          <table:table-cell office:value-type="float" office:value="50.4" table:style-name="ce33">
            <text:p>50.4</text:p>
          </table:table-cell>
          <table:table-cell office:value-type="float" office:value="109" table:style-name="ce33">
            <text:p>109</text:p>
          </table:table-cell>
          <table:table-cell office:value-type="float" office:value="39.1" table:style-name="ce33">
            <text:p>39.1</text:p>
          </table:table-cell>
          <table:table-cell office:value-type="float" office:value="2.5" table:style-name="ce33">
            <text:p>2.5</text:p>
          </table:table-cell>
          <table:table-cell office:value-type="float" office:value="28.2" table:style-name="ce33">
            <text:p>28.2</text:p>
          </table:table-cell>
          <table:table-cell office:value-type="float" office:value="32.6" table:style-name="ce33">
            <text:p>32.6</text:p>
          </table:table-cell>
          <table:table-cell office:value-type="float" office:value="4.0999999999999996" table:style-name="ce33">
            <text:p>4.1</text:p>
          </table:table-cell>
          <table:table-cell office:value-type="float" office:value="1167" table:style-name="ce33">
            <text:p>1167</text:p>
          </table:table-cell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291.2" table:style-name="ce27">
            <text:p>291.2</text:p>
          </table:table-cell>
          <table:table-cell office:value-type="float" office:value="273.3" table:style-name="ce27">
            <text:p>273.3</text:p>
          </table:table-cell>
          <table:table-cell office:value-type="float" office:value="267.10000000000002" table:style-name="ce27">
            <text:p>267.1</text:p>
          </table:table-cell>
          <table:table-cell office:value-type="float" office:value="255.7" table:style-name="ce27">
            <text:p>255.7</text:p>
          </table:table-cell>
          <table:table-cell office:value-type="float" office:value="150.4" table:style-name="ce27">
            <text:p>150.4</text:p>
          </table:table-cell>
          <table:table-cell office:value-type="float" office:value="141.80000000000001" table:style-name="ce27">
            <text:p>141.8</text:p>
          </table:table-cell>
          <table:table-cell office:value-type="float" office:value="128.80000000000001" table:style-name="ce27">
            <text:p>128.8</text:p>
          </table:table-cell>
          <table:table-cell office:value-type="float" office:value="124.5" table:style-name="ce27">
            <text:p>124.5</text:p>
          </table:table-cell>
          <table:table-cell office:value-type="float" office:value="123.3" table:style-name="ce27">
            <text:p>123.3</text:p>
          </table:table-cell>
          <table:table-cell office:value-type="float" office:value="100" table:style-name="ce27">
            <text:p>100</text:p>
          </table:table-cell>
          <table:table-cell office:value-type="float" office:value="795.3" table:style-name="ce27">
            <text:p>795.3</text:p>
          </table:table-cell>
          <table:table-cell office:value-type="float" office:value="781.2" table:style-name="ce27">
            <text:p>781.2</text:p>
          </table:table-cell>
          <table:table-cell office:value-type="float" office:value="750.7" table:style-name="ce27">
            <text:p>750.7</text:p>
          </table:table-cell>
          <table:table-cell office:value-type="float" office:value="739.8" table:style-name="ce27">
            <text:p>739.8</text:p>
          </table:table-cell>
          <table:table-cell office:value-type="float" office:value="739.1" table:style-name="ce27">
            <text:p>739.1</text:p>
          </table:table-cell>
          <table:table-cell office:value-type="float" office:value="731.2" table:style-name="ce29">
            <text:p>731.2</text:p>
          </table:table-cell>
          <table:table-cell office:value-type="float" office:value="722" table:style-name="ce29">
            <text:p>722</text:p>
          </table:table-cell>
          <table:table-cell office:value-type="float" office:value="720.9" table:style-name="ce29">
            <text:p>720.9</text:p>
          </table:table-cell>
          <table:table-cell office:value-type="float" office:value="394.1" table:style-name="ce29">
            <text:p>394.1</text:p>
          </table:table-cell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8" table:style-name="ce4"/>
          <table:table-cell office:value-type="string" table:style-name="ce23">
            <text:p>700 L</text:p>
          </table:table-cell>
          <table:table-cell table:number-columns-repeated="8" table:style-name="ce4"/>
          <table:table-cell table:style-name="ce20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4">
            <text:p>Mönchengladbach ---&gt; Milton Keynes</text:p>
          </table:table-cell>
          <table:table-cell office:value-type="float" office:value="8" table:style-name="ce16">
            <text:p>8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D</text:p>
          </table:table-cell>
          <table:table-cell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91" table:style-name="ce16">
            <text:p>0.91</text:p>
          </table:table-cell>
          <table:table-cell office:value-type="float" office:value="0.99939999999999996" table:style-name="ce16">
            <text:p>0.9994</text:p>
          </table:table-cell>
          <table:table-cell office:value-type="float" office:value="0.99863999999999997" table:style-name="ce16">
            <text:p>0.99864</text:p>
          </table:table-cell>
          <table:table-cell office:value-type="float" office:value="0.99682000000000004" table:style-name="ce16">
            <text:p>0.99682</text:p>
          </table:table-cell>
          <table:table-cell office:value-type="float" office:value="0.98533999999999999" table:style-name="ce16">
            <text:p>0.98534</text:p>
          </table:table-cell>
          <table:table-cell office:value-type="float" office:value="0.92500000000000004" table:style-name="ce16">
            <text:p>0.925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2" table:style-name="ce16">
            <text:p>0.92</text:p>
          </table:table-cell>
          <table:table-cell office:value-type="string" table:style-name="ce18">
            <text:p>N</text:p>
          </table:table-cell>
          <table:table-cell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0.95" table:style-name="ce32">
            <text:p>0.95</text:p>
          </table:table-cell>
          <table:table-cell office:value-type="float" office:value="0.98" table:style-name="ce32">
            <text:p>0.98</text:p>
          </table:table-cell>
          <table:table-cell office:value-type="float" office:value="1.03" table:style-name="ce32">
            <text:p>1.03</text:p>
          </table:table-cell>
          <table:table-cell office:value-type="float" office:value="1.06" table:style-name="ce32">
            <text:p>1.06</text:p>
          </table:table-cell>
          <table:table-cell office:value-type="float" office:value="0.97" table:style-name="ce32">
            <text:p>0.97</text:p>
          </table:table-cell>
          <table:table-cell office:value-type="float" office:value="1.03" table:style-name="ce32">
            <text:p>1.03</text:p>
          </table:table-cell>
          <table:table-cell office:value-type="float" office:value="1.03" table:style-name="ce32">
            <text:p>1.03</text:p>
          </table:table-cell>
          <table:table-cell office:value-type="float" office:value="1.1060000000000001" table:style-name="ce32">
            <text:p>1.106</text:p>
          </table:table-cell>
          <table:table-cell office:value-type="float" office:value="1.1200000000000001" table:style-name="ce32">
            <text:p>1.12</text:p>
          </table:table-cell>
          <table:table-cell office:value-type="string" table:style-name="ce31">
            <text:p>N</text:p>
          </table:table-cell>
          <table:table-cell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31" table:style-name="ce33">
            <text:p>31</text:p>
          </table:table-cell>
          <table:table-cell office:value-type="float" office:value="11" table:style-name="ce33">
            <text:p>11</text:p>
          </table:table-cell>
          <table:table-cell office:value-type="float" office:value="3.8" table:style-name="ce33">
            <text:p>3.8</text:p>
          </table:table-cell>
          <table:table-cell office:value-type="float" office:value="85.3" table:style-name="ce33">
            <text:p>85.3</text:p>
          </table:table-cell>
          <table:table-cell office:value-type="float" office:value="20.9" table:style-name="ce33">
            <text:p>20.9</text:p>
          </table:table-cell>
          <table:table-cell office:value-type="float" office:value="51.6" table:style-name="ce33">
            <text:p>51.6</text:p>
          </table:table-cell>
          <table:table-cell office:value-type="float" office:value="110" table:style-name="ce33">
            <text:p>110</text:p>
          </table:table-cell>
          <table:table-cell office:value-type="float" office:value="39.4" table:style-name="ce33">
            <text:p>39.4</text:p>
          </table:table-cell>
          <table:table-cell office:value-type="float" office:value="5" table:style-name="ce33">
            <text:p>5</text:p>
          </table:table-cell>
          <table:table-cell office:value-type="float" office:value="32.1" table:style-name="ce33">
            <text:p>32.1</text:p>
          </table:table-cell>
          <table:table-cell office:value-type="float" office:value="35.1" table:style-name="ce33">
            <text:p>35.1</text:p>
          </table:table-cell>
          <table:table-cell office:value-type="float" office:value="4.0999999999999996" table:style-name="ce33">
            <text:p>4.1</text:p>
          </table:table-cell>
          <table:table-cell office:value-type="float" office:value="442" table:style-name="ce33">
            <text:p>442</text:p>
          </table:table-cell>
          <table:table-cell table:number-columns-repeated="5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394.1" table:style-name="ce27">
            <text:p>394.1</text:p>
          </table:table-cell>
          <table:table-cell office:value-type="float" office:value="385.4" table:style-name="ce27">
            <text:p>385.4</text:p>
          </table:table-cell>
          <table:table-cell office:value-type="float" office:value="382.4" table:style-name="ce27">
            <text:p>382.4</text:p>
          </table:table-cell>
          <table:table-cell office:value-type="float" office:value="381.3" table:style-name="ce27">
            <text:p>381.3</text:p>
          </table:table-cell>
          <table:table-cell office:value-type="float" office:value="357.4" table:style-name="ce27">
            <text:p>357.4</text:p>
          </table:table-cell>
          <table:table-cell office:value-type="float" office:value="738.1" table:style-name="ce27">
            <text:p>738.1</text:p>
          </table:table-cell>
          <table:table-cell office:value-type="float" office:value="723.6" table:style-name="ce27">
            <text:p>723.6</text:p>
          </table:table-cell>
          <table:table-cell office:value-type="float" office:value="692.8" table:style-name="ce27">
            <text:p>692.8</text:p>
          </table:table-cell>
          <table:table-cell office:value-type="float" office:value="681.8" table:style-name="ce27">
            <text:p>681.8</text:p>
          </table:table-cell>
          <table:table-cell office:value-type="float" office:value="680.4" table:style-name="ce27">
            <text:p>680.4</text:p>
          </table:table-cell>
          <table:table-cell office:value-type="float" office:value="671.4" table:style-name="ce27">
            <text:p>671.4</text:p>
          </table:table-cell>
          <table:table-cell office:value-type="float" office:value="661.6" table:style-name="ce27">
            <text:p>661.6</text:p>
          </table:table-cell>
          <table:table-cell office:value-type="float" office:value="660.4" table:style-name="ce27">
            <text:p>660.4</text:p>
          </table:table-cell>
          <table:table-cell office:value-type="float" office:value="536.70000000000005" table:style-name="ce27">
            <text:p>536.7</text:p>
          </table:table-cell>
          <table:table-cell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3" table:style-name="ce4"/>
          <table:table-cell office:value-type="string" table:style-name="ce23">
            <text:p>386.496 L</text:p>
          </table:table-cell>
          <table:table-cell table:number-columns-repeated="8" table:style-name="ce4"/>
          <table:table-cell table:number-columns-repeated="2" table:style-name="ce20"/>
          <table:table-cell table:number-columns-repeated="4"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4">
            <text:p>Zottegem ---&gt; Sittingbourne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D</text:p>
          </table:table-cell>
          <table:table-cell table:number-columns-repeated="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85240000000000005" table:style-name="ce16">
            <text:p>0.8524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2" table:style-name="ce16">
            <text:p>0.92</text:p>
          </table:table-cell>
          <table:table-cell office:value-type="string" table:style-name="ce18">
            <text:p>N</text:p>
          </table:table-cell>
          <table:table-cell table:number-columns-repeated="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0.96" table:style-name="ce32">
            <text:p>0.96</text:p>
          </table:table-cell>
          <table:table-cell office:value-type="float" office:value="1.03" table:style-name="ce32">
            <text:p>1.03</text:p>
          </table:table-cell>
          <table:table-cell office:value-type="float" office:value="1.03" table:style-name="ce32">
            <text:p>1.03</text:p>
          </table:table-cell>
          <table:table-cell office:value-type="float" office:value="1.08" table:style-name="ce32">
            <text:p>1.08</text:p>
          </table:table-cell>
          <table:table-cell office:value-type="float" office:value="1.1200000000000001" table:style-name="ce32">
            <text:p>1.12</text:p>
          </table:table-cell>
          <table:table-cell office:value-type="string" table:style-name="ce31">
            <text:p>N</text:p>
          </table:table-cell>
          <table:table-cell table:number-columns-repeated="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33.9" table:style-name="ce33">
            <text:p>33.9</text:p>
          </table:table-cell>
          <table:table-cell office:value-type="float" office:value="56.7" table:style-name="ce33">
            <text:p>56.7</text:p>
          </table:table-cell>
          <table:table-cell office:value-type="float" office:value="39.1" table:style-name="ce33">
            <text:p>39.1</text:p>
          </table:table-cell>
          <table:table-cell office:value-type="float" office:value="3" table:style-name="ce33">
            <text:p>3</text:p>
          </table:table-cell>
          <table:table-cell office:value-type="float" office:value="30.1" table:style-name="ce33">
            <text:p>30.1</text:p>
          </table:table-cell>
          <table:table-cell office:value-type="float" office:value="32.6" table:style-name="ce33">
            <text:p>32.6</text:p>
          </table:table-cell>
          <table:table-cell office:value-type="float" office:value="4.0999999999999996" table:style-name="ce33">
            <text:p>4.1</text:p>
          </table:table-cell>
          <table:table-cell office:value-type="float" office:value="153" table:style-name="ce33">
            <text:p>153</text:p>
          </table:table-cell>
          <table:table-cell table:number-columns-repeated="10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office:value-type="string" table:style-name="ce27">
            <text:p>Tank Level</text:p>
          </table:table-cell>
          <table:table-cell table:style-name="ce21"/>
          <table:table-cell office:value-type="float" office:value="536.70000000000005" table:style-name="ce27">
            <text:p>536.7</text:p>
          </table:table-cell>
          <table:table-cell office:value-type="float" office:value="527.20000000000005" table:style-name="ce27">
            <text:p>527.2</text:p>
          </table:table-cell>
          <table:table-cell office:value-type="float" office:value="511.3" table:style-name="ce27">
            <text:p>511.3</text:p>
          </table:table-cell>
          <table:table-cell office:value-type="float" office:value="500.3" table:style-name="ce27">
            <text:p>500.3</text:p>
          </table:table-cell>
          <table:table-cell office:value-type="float" office:value="699.5" table:style-name="ce27">
            <text:p>699.5</text:p>
          </table:table-cell>
          <table:table-cell office:value-type="float" office:value="691.1" table:style-name="ce27">
            <text:p>691.1</text:p>
          </table:table-cell>
          <table:table-cell office:value-type="float" office:value="681.9" table:style-name="ce27">
            <text:p>681.9</text:p>
          </table:table-cell>
          <table:table-cell office:value-type="float" office:value="680.8" table:style-name="ce27">
            <text:p>680.8</text:p>
          </table:table-cell>
          <table:table-cell office:value-type="float" office:value="638" table:style-name="ce27">
            <text:p>638</text:p>
          </table:table-cell>
          <table:table-cell table:number-columns-repeated="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2" table:style-name="ce4"/>
          <table:table-cell office:value-type="string" table:style-name="ce23">
            <text:p>200 L</text:p>
          </table:table-cell>
          <table:table-cell table:number-columns-repeated="4" table:style-name="ce4"/>
          <table:table-cell table:number-columns-repeated="7" table:style-name="ce20"/>
          <table:table-cell table:number-columns-repeated="4"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20"/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4">
            <text:p>Biggelswade ---&gt; Zeewolde</text:p>
          </table:table-cell>
          <table:table-cell office:value-type="float" office:value="10" table:style-name="ce16">
            <text:p>10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D</text:p>
          </table:table-cell>
          <table:table-cell table:number-columns-repeated="3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4"/>
          <table:table-cell table:style-name="ce16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6" table:style-name="ce16">
            <text:p>0.6</text:p>
          </table:table-cell>
          <table:table-cell office:value-type="float" office:value="0.92" table:style-name="ce16">
            <text:p>0.92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85240000000000005" table:style-name="ce16">
            <text:p>0.8524</text:p>
          </table:table-cell>
          <table:table-cell office:value-type="float" office:value="0.92500000000000004" table:style-name="ce16">
            <text:p>0.925</text:p>
          </table:table-cell>
          <table:table-cell office:value-type="float" office:value="0.99353999999999998" table:style-name="ce16">
            <text:p>0.99354</text:p>
          </table:table-cell>
          <table:table-cell office:value-type="string" table:style-name="ce18">
            <text:p>N</text:p>
          </table:table-cell>
          <table:table-cell table:number-columns-repeated="3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13"/>
          <table:table-cell table:style-name="ce4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33" table:style-name="ce32">
            <text:p>1.33</text:p>
          </table:table-cell>
          <table:table-cell office:value-type="float" office:value="1.1599999999999999" table:style-name="ce32">
            <text:p>1.16</text:p>
          </table:table-cell>
          <table:table-cell office:value-type="float" office:value="1.03" table:style-name="ce32">
            <text:p>1.03</text:p>
          </table:table-cell>
          <table:table-cell office:value-type="float" office:value="1.03" table:style-name="ce32">
            <text:p>1.03</text:p>
          </table:table-cell>
          <table:table-cell office:value-type="float" office:value="1.03" table:style-name="ce32">
            <text:p>1.03</text:p>
          </table:table-cell>
          <table:table-cell office:value-type="float" office:value="1.06" table:style-name="ce32">
            <text:p>1.06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0.97" table:style-name="ce32">
            <text:p>0.97</text:p>
          </table:table-cell>
          <table:table-cell office:value-type="string" table:style-name="ce31">
            <text:p>N</text:p>
          </table:table-cell>
          <table:table-cell table:number-columns-repeated="3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21.9" table:style-name="ce33">
            <text:p>21.9</text:p>
          </table:table-cell>
          <table:table-cell office:value-type="float" office:value="133" table:style-name="ce33">
            <text:p>133</text:p>
          </table:table-cell>
          <table:table-cell office:value-type="float" office:value="6.4" table:style-name="ce33">
            <text:p>6.4</text:p>
          </table:table-cell>
          <table:table-cell office:value-type="float" office:value="34.799999999999997" table:style-name="ce33">
            <text:p>34.8</text:p>
          </table:table-cell>
          <table:table-cell office:value-type="float" office:value="32.5" table:style-name="ce33">
            <text:p>32.5</text:p>
          </table:table-cell>
          <table:table-cell office:value-type="float" office:value="3.4" table:style-name="ce33">
            <text:p>3.4</text:p>
          </table:table-cell>
          <table:table-cell office:value-type="float" office:value="34" table:style-name="ce33">
            <text:p>34</text:p>
          </table:table-cell>
          <table:table-cell office:value-type="float" office:value="56.9" table:style-name="ce33">
            <text:p>56.9</text:p>
          </table:table-cell>
          <table:table-cell office:value-type="float" office:value="65" table:style-name="ce33">
            <text:p>65</text:p>
          </table:table-cell>
          <table:table-cell office:value-type="float" office:value="50.6" table:style-name="ce33">
            <text:p>50.6</text:p>
          </table:table-cell>
          <table:table-cell office:value-type="float" office:value="318" table:style-name="ce33">
            <text:p>318</text:p>
          </table:table-cell>
          <table:table-cell table:number-columns-repeated="7" table:style-name="ce10"/>
          <table:table-cell table:number-columns-repeated="16359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7">
            <text:p>Tank Level</text:p>
          </table:table-cell>
          <table:table-cell table:style-name="ce20"/>
          <table:table-cell office:value-type="float" office:value="638" table:style-name="ce27">
            <text:p>638</text:p>
          </table:table-cell>
          <table:table-cell office:value-type="float" office:value="631.79999999999995" table:style-name="ce27">
            <text:p>631.8</text:p>
          </table:table-cell>
          <table:table-cell office:value-type="float" office:value="594.6" table:style-name="ce27">
            <text:p>594.6</text:p>
          </table:table-cell>
          <table:table-cell office:value-type="float" office:value="592.79999999999995" table:style-name="ce27">
            <text:p>592.8</text:p>
          </table:table-cell>
          <table:table-cell office:value-type="float" office:value="583" table:style-name="ce27">
            <text:p>583</text:p>
          </table:table-cell>
          <table:table-cell office:value-type="float" office:value="573.9" table:style-name="ce27">
            <text:p>573.9</text:p>
          </table:table-cell>
          <table:table-cell office:value-type="float" office:value="573" table:style-name="ce27">
            <text:p>573</text:p>
          </table:table-cell>
          <table:table-cell office:value-type="float" office:value="563.5" table:style-name="ce27">
            <text:p>563.5</text:p>
          </table:table-cell>
          <table:table-cell office:value-type="float" office:value="547.5" table:style-name="ce27">
            <text:p>547.5</text:p>
          </table:table-cell>
          <table:table-cell office:value-type="float" office:value="529.29999999999995" table:style-name="ce27">
            <text:p>529.3</text:p>
          </table:table-cell>
          <table:table-cell office:value-type="float" office:value="515.20000000000005" table:style-name="ce27">
            <text:p>515.2</text:p>
          </table:table-cell>
          <table:table-cell office:value-type="float" office:value="426.1" table:style-name="ce27">
            <text:p>426.1</text:p>
          </table:table-cell>
          <table:table-cell table:number-columns-repeated="3" table:style-name="ce20"/>
          <table:table-cell table:number-columns-repeated="4" table:style-name="ce25"/>
          <table:table-cell table:number-columns-repeated="16359" table:style-name="ce6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office:value-type="string" table:style-name="ce26">
            <text:p>Refueling</text:p>
          </table:table-cell>
          <table:table-cell table:number-columns-repeated="2" table:style-name="ce20"/>
          <table:table-cell table:number-columns-repeated="10" table:style-name="ce4"/>
          <table:table-cell table:number-columns-repeated="4" table:style-name="ce20"/>
          <table:table-cell table:number-columns-repeated="4" table:style-name="ce25"/>
          <table:table-cell table:number-columns-repeated="16359" table:style-name="ce6"/>
        </table:table-row>
        <table:table-row table:style-name="ro5">
          <table:table-cell table:style-name="ce14"/>
          <table:table-cell table:number-columns-repeated="2" table:style-name="ce15"/>
          <table:table-cell table:style-name="ce13"/>
          <table:table-cell table:number-columns-repeated="17" table:style-name="ce20"/>
          <table:table-cell table:number-columns-repeated="4" table:style-name="ce25"/>
          <table:table-cell table:number-columns-repeated="16359" table:style-name="ce6"/>
        </table:table-row>
        <table:table-row table:style-name="ro5">
          <table:table-cell table:style-name="ce12"/>
          <table:table-cell table:number-columns-repeated="2" table:style-name="ce2"/>
          <table:table-cell office:value-type="string" table:style-name="ce24">
            <text:p>Mönchengladbach ---&gt; Milton Keynes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O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D</text:p>
          </table:table-cell>
          <table:table-cell table:number-columns-repeated="2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number-columns-repeated="2" table:style-name="ce18"/>
          <table:table-cell office:value-type="string" table:style-name="ce18">
            <text:p>Lambda</text:p>
          </table:table-cell>
          <table:table-cell office:value-type="string" table:style-name="ce18">
            <text:p>N</text:p>
          </table:table-cell>
          <table:table-cell office:value-type="float" office:value="0.98960000000000004" table:style-name="ce16">
            <text:p>0.9896</text:p>
          </table:table-cell>
          <table:table-cell office:value-type="float" office:value="0.97199999999999998" table:style-name="ce16">
            <text:p>0.972</text:p>
          </table:table-cell>
          <table:table-cell office:value-type="float" office:value="0.99682000000000004" table:style-name="ce16">
            <text:p>0.99682</text:p>
          </table:table-cell>
          <table:table-cell office:value-type="float" office:value="0.98533999999999999" table:style-name="ce16">
            <text:p>0.98534</text:p>
          </table:table-cell>
          <table:table-cell office:value-type="float" office:value="0.91600000000000004" table:style-name="ce16">
            <text:p>0.916</text:p>
          </table:table-cell>
          <table:table-cell office:value-type="float" office:value="0.99139999999999995" table:style-name="ce16">
            <text:p>0.9914</text:p>
          </table:table-cell>
          <table:table-cell office:value-type="float" office:value="0.95" table:style-name="ce16">
            <text:p>0.95</text:p>
          </table:table-cell>
          <table:table-cell office:value-type="float" office:value="0.99907999999999997" table:style-name="ce16">
            <text:p>0.99908</text:p>
          </table:table-cell>
          <table:table-cell office:value-type="float" office:value="0.99160000000000004" table:style-name="ce16">
            <text:p>0.9916</text:p>
          </table:table-cell>
          <table:table-cell office:value-type="float" office:value="0.92" table:style-name="ce16">
            <text:p>0.92</text:p>
          </table:table-cell>
          <table:table-cell office:value-type="float" office:value="0.998" table:style-name="ce16">
            <text:p>0.998</text:p>
          </table:table-cell>
          <table:table-cell office:value-type="string" table:style-name="ce18">
            <text:p>N</text:p>
          </table:table-cell>
          <table:table-cell table:number-columns-repeated="2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number-columns-repeated="2" table:style-name="ce20"/>
          <table:table-cell office:value-type="string" table:style-name="ce31">
            <text:p>Prices</text:p>
          </table:table-cell>
          <table:table-cell office:value-type="string" table:style-name="ce31">
            <text:p>N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1.1080000000000001" table:style-name="ce32">
            <text:p>1.108</text:p>
          </table:table-cell>
          <table:table-cell office:value-type="float" office:value="0.97" table:style-name="ce32">
            <text:p>0.97</text:p>
          </table:table-cell>
          <table:table-cell office:value-type="float" office:value="1.03" table:style-name="ce32">
            <text:p>1.03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0.97" table:style-name="ce32">
            <text:p>0.97</text:p>
          </table:table-cell>
          <table:table-cell office:value-type="float" office:value="1.06" table:style-name="ce32">
            <text:p>1.06</text:p>
          </table:table-cell>
          <table:table-cell office:value-type="float" office:value="0.95" table:style-name="ce32">
            <text:p>0.95</text:p>
          </table:table-cell>
          <table:table-cell office:value-type="float" office:value="1.03" table:style-name="ce32">
            <text:p>1.03</text:p>
          </table:table-cell>
          <table:table-cell office:value-type="float" office:value="1.1200000000000001" table:style-name="ce32">
            <text:p>1.12</text:p>
          </table:table-cell>
          <table:table-cell office:value-type="float" office:value="1.25" table:style-name="ce32">
            <text:p>1.25</text:p>
          </table:table-cell>
          <table:table-cell office:value-type="string" table:style-name="ce31">
            <text:p>N</text:p>
          </table:table-cell>
          <table:table-cell table:number-columns-repeated="2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33">
            <text:p>Distance</text:p>
          </table:table-cell>
          <table:table-cell table:style-name="ce21"/>
          <table:table-cell table:style-name="ce10"/>
          <table:table-cell office:value-type="float" office:value="113" table:style-name="ce33">
            <text:p>113</text:p>
          </table:table-cell>
          <table:table-cell office:value-type="float" office:value="87.7" table:style-name="ce33">
            <text:p>87.7</text:p>
          </table:table-cell>
          <table:table-cell office:value-type="float" office:value="95.2" table:style-name="ce33">
            <text:p>95.2</text:p>
          </table:table-cell>
          <table:table-cell office:value-type="float" office:value="20.9" table:style-name="ce33">
            <text:p>20.9</text:p>
          </table:table-cell>
          <table:table-cell office:value-type="float" office:value="155" table:style-name="ce33">
            <text:p>155</text:p>
          </table:table-cell>
          <table:table-cell office:value-type="float" office:value="39.1" table:style-name="ce33">
            <text:p>39.1</text:p>
          </table:table-cell>
          <table:table-cell office:value-type="float" office:value="4.0999999999999996" table:style-name="ce33">
            <text:p>4.1</text:p>
          </table:table-cell>
          <table:table-cell office:value-type="float" office:value="29.5" table:style-name="ce33">
            <text:p>29.5</text:p>
          </table:table-cell>
          <table:table-cell office:value-type="float" office:value="32.6" table:style-name="ce33">
            <text:p>32.6</text:p>
          </table:table-cell>
          <table:table-cell office:value-type="float" office:value="4.0999999999999996" table:style-name="ce33">
            <text:p>4.1</text:p>
          </table:table-cell>
          <table:table-cell office:value-type="float" office:value="121" table:style-name="ce33">
            <text:p>121</text:p>
          </table:table-cell>
          <table:table-cell office:value-type="float" office:value="16.3" table:style-name="ce33">
            <text:p>16.3</text:p>
          </table:table-cell>
          <table:table-cell table:number-columns-repeated="6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27">
            <text:p>Tank Level</text:p>
          </table:table-cell>
          <table:table-cell table:style-name="ce21"/>
          <table:table-cell office:value-type="float" office:value="426.1" table:style-name="ce27">
            <text:p>426.1</text:p>
          </table:table-cell>
          <table:table-cell office:value-type="float" office:value="394.5" table:style-name="ce27">
            <text:p>394.5</text:p>
          </table:table-cell>
          <table:table-cell office:value-type="float" office:value="369.9" table:style-name="ce27">
            <text:p>369.9</text:p>
          </table:table-cell>
          <table:table-cell office:value-type="float" office:value="343.3" table:style-name="ce27">
            <text:p>343.3</text:p>
          </table:table-cell>
          <table:table-cell office:value-type="float" office:value="337.4" table:style-name="ce27">
            <text:p>337.4</text:p>
          </table:table-cell>
          <table:table-cell office:value-type="float" office:value="294" table:style-name="ce27">
            <text:p>294</text:p>
          </table:table-cell>
          <table:table-cell office:value-type="float" office:value="283.10000000000002" table:style-name="ce27">
            <text:p>283.1</text:p>
          </table:table-cell>
          <table:table-cell office:value-type="float" office:value="281.89999999999998" table:style-name="ce27">
            <text:p>281.9</text:p>
          </table:table-cell>
          <table:table-cell office:value-type="float" office:value="273.7" table:style-name="ce27">
            <text:p>273.7</text:p>
          </table:table-cell>
          <table:table-cell office:value-type="float" office:value="264.5" table:style-name="ce27">
            <text:p>264.5</text:p>
          </table:table-cell>
          <table:table-cell office:value-type="float" office:value="263.39999999999998" table:style-name="ce27">
            <text:p>263.4</text:p>
          </table:table-cell>
          <table:table-cell office:value-type="float" office:value="229.5" table:style-name="ce27">
            <text:p>229.5</text:p>
          </table:table-cell>
          <table:table-cell office:value-type="float" office:value="225" table:style-name="ce30">
            <text:p>225</text:p>
          </table:table-cell>
          <table:table-cell table:number-columns-repeated="2" table:style-name="ce21"/>
          <table:table-cell table:number-columns-repeated="4" table:style-name="ce10"/>
          <table:table-cell table:number-columns-repeated="16359"/>
        </table:table-row>
        <table:table-row table:style-name="ro5">
          <table:table-cell table:style-name="ce12"/>
          <table:table-cell table:number-columns-repeated="2" table:style-name="ce2"/>
          <table:table-cell table:style-name="ce21"/>
          <table:table-cell office:value-type="string" table:style-name="ce26">
            <text:p>Refueling</text:p>
          </table:table-cell>
          <table:table-cell table:number-columns-repeated="16" table:style-name="ce21"/>
          <table:table-cell table:number-columns-repeated="4" table:style-name="ce10"/>
          <table:table-cell table:number-columns-repeated="16359"/>
        </table:table-row>
        <table:table-row table:number-rows-repeated="2" table:style-name="ro5">
          <table:table-cell table:style-name="ce12"/>
          <table:table-cell table:number-columns-repeated="20" table:style-name="ce2"/>
          <table:table-cell table:number-columns-repeated="16363" table:style-name="ce1"/>
        </table:table-row>
        <table:table-row table:number-rows-repeated="4" table:style-name="ro5">
          <table:table-cell table:number-columns-repeated="6"/>
          <table:table-cell table:number-columns-repeated="15" table:style-name="ce2"/>
          <table:table-cell table:number-columns-repeated="16363"/>
        </table:table-row>
        <table:table-row table:number-rows-repeated="10484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Ghezelsoflu, Ali (UT-BMS)</meta:initial-creator>
    <dc:creator>Ghezelsoflu, Ali (UT-BMS)</dc:creator>
    <meta:creation-date>2022-03-09T13:30:20Z</meta:creation-date>
    <dc:date>2022-03-31T14:54:17Z</dc:date>
  </office:meta>
</office:document-meta>
</file>